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Таблиця2" style:family="table">
      <style:table-properties style:width="15.478cm" fo:margin-top="0cm" fo:margin-bottom="0cm" table:align="center" style:writing-mode="lr-tb"/>
    </style:style>
    <style:style style:name="Таблиця2.A" style:family="table-column">
      <style:table-column-properties style:column-width="2.577cm"/>
    </style:style>
    <style:style style:name="Таблиця2.B" style:family="table-column">
      <style:table-column-properties style:column-width="7.948cm"/>
    </style:style>
    <style:style style:name="Таблиця2.C" style:family="table-column">
      <style:table-column-properties style:column-width="4.953cm"/>
    </style:style>
    <style:style style:name="Таблиця2.1" style:family="table-row">
      <style:table-row-properties style:row-height="0.674cm" fo:keep-together="auto"/>
    </style:style>
    <style:style style:name="Таблиця2.A1" style:family="table-cell">
      <style:table-cell-properties style:vertical-align="middle" fo:padding="0cm" fo:border="0.5pt solid #000001"/>
    </style:style>
    <style:style style:name="Таблиця2.2" style:family="table-row">
      <style:table-row-properties style:min-row-height="1.588cm" fo:keep-together="auto"/>
    </style:style>
    <style:style style:name="Таблиця3" style:family="table">
      <style:table-properties style:width="17.351cm" fo:margin-top="0cm" fo:margin-bottom="0cm" table:align="center" style:writing-mode="lr-tb"/>
    </style:style>
    <style:style style:name="Таблиця3.A" style:family="table-column">
      <style:table-column-properties style:column-width="5.906cm"/>
    </style:style>
    <style:style style:name="Таблиця3.B" style:family="table-column">
      <style:table-column-properties style:column-width="11.446cm"/>
    </style:style>
    <style:style style:name="Таблиця3.1" style:family="table-row">
      <style:table-row-properties style:row-height="1.769cm" fo:keep-together="auto"/>
    </style:style>
    <style:style style:name="Таблиця3.A1" style:family="table-cell">
      <style:table-cell-properties style:vertical-align="middle" fo:padding="0cm" fo:border="0.5pt solid #000001"/>
    </style:style>
    <style:style style:name="Таблиця3.2" style:family="table-row">
      <style:table-row-properties style:row-height="2.267cm" fo:keep-together="auto"/>
    </style:style>
    <style:style style:name="Таблиця4" style:family="table">
      <style:table-properties style:width="17.002cm" fo:margin-left="0cm" fo:margin-top="0cm" fo:margin-bottom="0cm" table:align="left" style:writing-mode="lr-tb"/>
    </style:style>
    <style:style style:name="Таблиця4.A" style:family="table-column">
      <style:table-column-properties style:column-width="5.999cm"/>
    </style:style>
    <style:style style:name="Таблиця4.B" style:family="table-column">
      <style:table-column-properties style:column-width="2.249cm"/>
    </style:style>
    <style:style style:name="Таблиця4.C" style:family="table-column">
      <style:table-column-properties style:column-width="2.499cm"/>
    </style:style>
    <style:style style:name="Таблиця4.D" style:family="table-column">
      <style:table-column-properties style:column-width="2.75cm"/>
    </style:style>
    <style:style style:name="Таблиця4.E" style:family="table-column">
      <style:table-column-properties style:column-width="3.505cm"/>
    </style:style>
    <style:style style:name="Таблиця4.1" style:family="table-row">
      <style:table-row-properties style:min-row-height="0.609cm" fo:keep-together="auto"/>
    </style:style>
    <style:style style:name="Таблиця4.A1" style:family="table-cell">
      <style:table-cell-properties style:vertical-align="middle" fo:padding="0cm" fo:border-left="0.75pt solid #000001" fo:border-right="0.75pt solid #000001" fo:border-top="0.75pt solid #000001" fo:border-bottom="none"/>
    </style:style>
    <style:style style:name="Таблиця4.B1" style:family="table-cell">
      <style:table-cell-properties style:vertical-align="middle" fo:padding="0cm" fo:border="0.75pt solid #000001"/>
    </style:style>
    <style:style style:name="Таблиця4.2" style:family="table-row">
      <style:table-row-properties style:min-row-height="0.497cm" fo:keep-together="auto"/>
    </style:style>
    <style:style style:name="Таблиця4.3" style:family="table-row">
      <style:table-row-properties style:min-row-height="0.556cm" fo:keep-together="auto"/>
    </style:style>
    <style:style style:name="Таблиця1" style:family="table">
      <style:table-properties style:width="16.219cm" table:align="left" style:writing-mode="lr-tb"/>
    </style:style>
    <style:style style:name="Таблиця1.A" style:family="table-column">
      <style:table-column-properties style:column-width="1.905cm"/>
    </style:style>
    <style:style style:name="Таблиця1.B" style:family="table-column">
      <style:table-column-properties style:column-width="10.478cm"/>
    </style:style>
    <style:style style:name="Таблиця1.C" style:family="table-column">
      <style:table-column-properties style:column-width="2.12cm"/>
    </style:style>
    <style:style style:name="Таблиця1.D" style:family="table-column">
      <style:table-column-properties style:column-width="1.716cm"/>
    </style:style>
    <style:style style:name="Таблиця1.1" style:family="table-row">
      <style:table-row-properties style:row-height="0.587cm" fo:keep-together="auto"/>
    </style:style>
    <style:style style:name="Таблиця1.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Таблиця1.D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Таблиця1.2" style:family="table-row">
      <style:table-row-properties style:row-height="0.988cm" fo:keep-together="auto"/>
    </style:style>
    <style:style style:name="Таблиця1.A2" style:family="table-cell">
      <style:table-cell-properties style:vertical-align="top" fo:background-color="#ffffff" fo:padding-left="0.071cm" fo:padding-right="0.071cm" fo:padding-top="0cm" fo:padding-bottom="0cm" fo:border-left="0.75pt solid #000000" fo:border-right="none" fo:border-top="0.75pt solid #000000" fo:border-bottom="none" style:writing-mode="lr-tb">
        <style:background-image/>
      </style:table-cell-properties>
    </style:style>
    <style:style style:name="Таблиця1.D2" style:family="table-cell">
      <style:table-cell-properties style:vertical-align="top" fo:background-color="#ffffff" fo:padding-left="0.071cm" fo:padding-right="0.071cm" fo:padding-top="0cm" fo:padding-bottom="0cm" fo:border-left="0.75pt solid #000000" fo:border-right="0.75pt solid #000000" fo:border-top="0.75pt solid #000000" fo:border-bottom="none" style:writing-mode="lr-tb">
        <style:background-image/>
      </style:table-cell-properties>
    </style:style>
    <style:style style:name="Таблиця1.3" style:family="table-row">
      <style:table-row-properties style:row-height="0.926cm" fo:keep-together="auto"/>
    </style:style>
    <style:style style:name="Таблиця1.A3" style:family="table-cell">
      <style:table-cell-properties style:vertical-align="top" fo:background-color="#ffffff" fo:padding-left="0.071cm" fo:padding-right="0.071cm" fo:padding-top="0cm" fo:padding-bottom="0cm" fo:border-left="0.75pt solid #000000" fo:border-right="none" fo:border-top="none" fo:border-bottom="none" style:writing-mode="lr-tb">
        <style:background-image/>
      </style:table-cell-properties>
    </style:style>
    <style:style style:name="Таблиця1.D3" style:family="table-cell">
      <style:table-cell-properties style:vertical-align="top" fo:background-color="#ffffff" fo:padding-left="0.071cm" fo:padding-right="0.071cm" fo:padding-top="0cm" fo:padding-bottom="0cm" fo:border-left="0.75pt solid #000000" fo:border-right="0.75pt solid #000000" fo:border-top="none" fo:border-bottom="none" style:writing-mode="lr-tb">
        <style:background-image/>
      </style:table-cell-properties>
    </style:style>
    <style:style style:name="Таблиця1.4" style:family="table-row">
      <style:table-row-properties style:row-height="0.94cm" fo:keep-together="auto"/>
    </style:style>
    <style:style style:name="Таблиця1.5" style:family="table-row">
      <style:table-row-properties style:row-height="0.954cm" fo:keep-together="auto"/>
    </style:style>
    <style:style style:name="Таблиця1.6" style:family="table-row">
      <style:table-row-properties style:row-height="1.259cm" fo:keep-together="auto"/>
    </style:style>
    <style:style style:name="Таблиця1.7" style:family="table-row">
      <style:table-row-properties style:min-row-height="0.953cm" fo:keep-together="auto"/>
    </style:style>
    <style:style style:name="Таблиця1.8" style:family="table-row">
      <style:table-row-properties style:row-height="1.39cm" fo:keep-together="auto"/>
    </style:style>
    <style:style style:name="Таблиця1.9" style:family="table-row">
      <style:table-row-properties style:row-height="0.938cm" fo:keep-together="auto"/>
    </style:style>
    <style:style style:name="Таблиця1.10" style:family="table-row">
      <style:table-row-properties style:row-height="0.661cm" fo:keep-together="auto"/>
    </style:style>
    <style:style style:name="Таблиця1.11" style:family="table-row">
      <style:table-row-properties style:row-height="0.744cm" fo:keep-together="auto"/>
    </style:style>
    <style:style style:name="Таблиця1.A11" style:family="table-cell">
      <style:table-cell-properties style:vertical-align="top" fo:background-color="#ffffff" fo:padding-left="0.071cm" fo:padding-right="0.071cm" fo:padding-top="0cm" fo:padding-bottom="0cm" fo:border-left="0.75pt solid #000000" fo:border-right="none" fo:border-top="none" fo:border-bottom="0.75pt solid #000000" style:writing-mode="lr-tb">
        <style:background-image/>
      </style:table-cell-properties>
    </style:style>
    <style:style style:name="Таблиця1.D11" style:family="table-cell">
      <style:table-cell-properties style:vertical-align="top" fo:background-color="#ffffff" fo:padding-left="0.071cm" fo:padding-right="0.071cm" fo:padding-top="0cm" fo:padding-bottom="0cm" fo:border-left="0.75pt solid #000000" fo:border-right="0.75pt solid #000000" fo:border-top="none" fo:border-bottom="0.75pt solid #000000" style:writing-mode="lr-tb">
        <style:background-image/>
      </style:table-cell-properties>
    </style:style>
    <style:style style:name="P1" style:family="paragraph" style:parent-style-name="Text_20_body">
      <style:paragraph-properties fo:text-align="justify" style:justify-single-word="false"/>
      <style:text-properties style:font-name="Liberation Serif" fo:font-size="14pt" style:font-size-asian="14pt" style:font-size-complex="14pt"/>
    </style:style>
    <style:style style:name="P2" style:family="paragraph" style:parent-style-name="Text_20_body">
      <style:paragraph-properties fo:text-align="justify" style:justify-single-word="false"/>
      <style:text-properties style:font-name="Liberation Serif" fo:font-size="14pt" officeooo:paragraph-rsid="001be3e1" style:font-size-asian="14pt" style:font-size-complex="14pt"/>
    </style:style>
    <style:style style:name="P3" style:family="paragraph" style:parent-style-name="Text_20_body">
      <style:paragraph-properties fo:line-height="150%"/>
      <style:text-properties style:font-name="Liberation Serif" fo:font-size="14pt" style:font-size-asian="14pt" style:font-size-complex="14pt"/>
    </style:style>
    <style:style style:name="P4" style:family="paragraph" style:parent-style-name="Text_20_body">
      <style:paragraph-properties fo:line-height="150%" fo:text-align="justify" style:justify-single-word="false"/>
      <style:text-properties style:font-name="Liberation Serif" fo:font-size="14pt" style:font-size-asian="14pt" style:font-size-complex="14pt"/>
    </style:style>
    <style:style style:name="P5" style:family="paragraph" style:parent-style-name="Text_20_body">
      <style:paragraph-properties fo:line-height="150%" fo:text-align="center" style:justify-single-word="false"/>
      <style:text-properties style:font-name="Liberation Serif" fo:font-size="14pt" fo:font-weight="bold" officeooo:rsid="001be3e1" officeooo:paragraph-rsid="001be3e1" style:font-size-asian="14pt" style:font-weight-asian="bold" style:font-size-complex="14pt" style:font-weight-complex="bold"/>
    </style:style>
    <style:style style:name="P6" style:family="paragraph" style:parent-style-name="Text_20_body">
      <style:paragraph-properties fo:margin-left="0cm" fo:margin-right="0cm" fo:line-height="150%" fo:text-align="justify" style:justify-single-word="false" fo:text-indent="1cm" style:auto-text-indent="false" fo:background-color="#ffffff">
        <style:background-image/>
      </style:paragraph-properties>
      <style:text-properties style:font-name="Liberation Serif" fo:font-size="14pt" fo:font-weight="normal" officeooo:rsid="001f1c41" officeooo:paragraph-rsid="001f1c41" style:font-size-asian="14pt" style:font-weight-asian="normal" style:font-size-complex="14pt" style:font-style-complex="italic" style:font-weight-complex="normal"/>
    </style:style>
    <style:style style:name="P7" style:family="paragraph" style:parent-style-name="Standard">
      <style:paragraph-properties fo:margin-left="0cm" fo:margin-right="0cm" fo:line-height="150%" fo:text-align="center" style:justify-single-word="false" fo:text-indent="1cm" style:auto-text-indent="false" fo:background-color="#ffffff">
        <style:background-image/>
      </style:paragraph-properties>
      <style:text-properties style:font-name="Liberation Serif" fo:font-size="14pt" fo:font-weight="bold" officeooo:paragraph-rsid="001be3e1" style:font-size-asian="14pt" style:font-weight-asian="bold" style:font-size-complex="14pt" style:font-weight-complex="bold"/>
    </style:style>
    <style:style style:name="P8" style:family="paragraph" style:parent-style-name="Standard">
      <style:paragraph-properties fo:margin-left="0cm" fo:margin-right="0cm" fo:line-height="150%" fo:text-align="center" style:justify-single-word="false" fo:text-indent="1cm" style:auto-text-indent="false" fo:background-color="#ffffff">
        <style:background-image/>
      </style:paragraph-properties>
      <style:text-properties style:font-name="Liberation Serif" fo:font-size="14pt" fo:font-weight="bold" officeooo:rsid="001f1c41" officeooo:paragraph-rsid="001f1c41" style:font-size-asian="14pt" style:font-weight-asian="bold" style:font-size-complex="14pt" style:font-style-complex="italic"/>
    </style:style>
    <style:style style:name="P9" style:family="paragraph" style:parent-style-name="Standard">
      <style:paragraph-properties fo:margin-left="0cm" fo:margin-right="0cm" fo:line-height="150%" fo:text-align="center" style:justify-single-word="false" fo:text-indent="1cm" style:auto-text-indent="false" fo:background-color="#ffffff">
        <style:background-image/>
      </style:paragraph-properties>
      <style:text-properties style:font-name="Liberation Serif" fo:font-size="14pt" fo:font-weight="bold" officeooo:paragraph-rsid="001be3e1" style:font-size-asian="14pt" style:font-weight-asian="bold" style:font-size-complex="14pt" style:font-style-complex="italic"/>
    </style:style>
    <style:style style:name="P10"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style:font-name="Liberation Serif" fo:font-size="14pt" officeooo:paragraph-rsid="001f1c41" style:font-size-asian="14pt" style:font-size-complex="14pt" style:font-style-complex="italic"/>
    </style:style>
    <style:style style:name="P11"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style:font-name="Liberation Serif" fo:font-size="14pt" officeooo:paragraph-rsid="001be3e1" style:font-size-asian="14pt" style:font-size-complex="14pt" style:font-style-complex="italic"/>
    </style:style>
    <style:style style:name="P12" style:family="paragraph" style:parent-style-name="Standard">
      <style:paragraph-properties fo:margin-left="0cm" fo:margin-right="0cm" fo:line-height="150%" fo:text-align="center" style:justify-single-word="false" fo:text-indent="1cm" style:auto-text-indent="false" fo:background-color="#ffffff">
        <style:background-image/>
      </style:paragraph-properties>
      <style:text-properties style:font-name="Liberation Serif" fo:font-size="14pt" officeooo:paragraph-rsid="001be3e1" style:font-size-asian="14pt" style:font-size-complex="14pt" style:font-style-complex="italic"/>
    </style:style>
    <style:style style:name="P13"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style:font-name="Liberation Serif" fo:font-size="14pt" officeooo:paragraph-rsid="001be3e1" style:font-size-asian="14pt" style:font-size-complex="14pt"/>
    </style:style>
    <style:style style:name="P14" style:family="paragraph" style:parent-style-name="Standard">
      <style:paragraph-properties fo:margin-left="0cm" fo:margin-right="0cm" fo:line-height="150%" fo:text-align="justify" style:justify-single-word="false" fo:text-indent="1cm" style:auto-text-indent="false" fo:background-color="#ffffff">
        <style:tab-stops>
          <style:tab-stop style:position="10.093cm"/>
        </style:tab-stops>
        <style:background-image/>
      </style:paragraph-properties>
      <style:text-properties style:font-name="Liberation Serif" fo:font-size="14pt" officeooo:paragraph-rsid="001be3e1" style:font-size-asian="14pt" style:font-size-complex="14pt"/>
    </style:style>
    <style:style style:name="P15" style:family="paragraph" style:parent-style-name="Standard">
      <style:paragraph-properties fo:margin-left="0cm" fo:margin-right="0cm" fo:line-height="150%" fo:text-align="justify" style:justify-single-word="false" fo:text-indent="1cm" style:auto-text-indent="false" fo:background-color="#ffffff">
        <style:tab-stops>
          <style:tab-stop style:position="10.093cm"/>
        </style:tab-stops>
        <style:background-image/>
      </style:paragraph-properties>
      <style:text-properties style:font-name="Liberation Serif" fo:font-size="14pt" officeooo:paragraph-rsid="002475ee" style:font-size-asian="14pt" style:font-size-complex="14pt"/>
    </style:style>
    <style:style style:name="P16"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style:font-name="Liberation Serif" fo:font-size="14pt" officeooo:paragraph-rsid="002475ee" style:font-size-asian="14pt" style:font-size-complex="14pt"/>
    </style:style>
    <style:style style:name="P17"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style:font-name="Liberation Serif" fo:font-size="14pt" fo:language="en" fo:country="US" officeooo:paragraph-rsid="001be3e1" style:font-size-asian="14pt" style:font-size-complex="14pt"/>
    </style:style>
    <style:style style:name="P18" style:family="paragraph" style:parent-style-name="Text_20_body">
      <style:paragraph-properties fo:margin-left="0cm" fo:margin-right="0cm" fo:line-height="150%" fo:text-align="justify" style:justify-single-word="false" fo:text-indent="0cm" style:auto-text-indent="false" fo:background-color="#ffffff">
        <style:background-image/>
      </style:paragraph-properties>
      <style:text-properties style:font-name="Liberation Serif" fo:font-size="14pt" fo:font-weight="normal" officeooo:rsid="001f1c41" officeooo:paragraph-rsid="001f1c41" style:font-size-asian="14pt" style:font-weight-asian="normal" style:font-size-complex="14pt" style:font-style-complex="italic" style:font-weight-complex="normal"/>
    </style:style>
    <style:style style:name="P19" style:family="paragraph" style:parent-style-name="Text_20_body">
      <style:paragraph-properties fo:margin-left="0cm" fo:margin-right="0cm" fo:line-height="150%" fo:text-align="justify" style:justify-single-word="false" fo:text-indent="0cm" style:auto-text-indent="false" fo:background-color="#ffffff">
        <style:background-image/>
      </style:paragraph-properties>
      <style:text-properties style:font-name="Liberation Serif" fo:font-size="14pt" officeooo:paragraph-rsid="0022b9f7"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fo:background-color="#ffffff">
        <style:background-image/>
      </style:paragraph-properties>
      <style:text-properties style:font-name="Liberation Serif" fo:font-size="14pt" fo:font-weight="normal" officeooo:rsid="001f1c41" officeooo:paragraph-rsid="001f1c41" style:font-size-asian="14pt" style:font-weight-asian="normal" style:font-size-complex="14pt" style:font-style-complex="italic" style:font-weight-complex="normal"/>
    </style:style>
    <style:style style:name="P21" style:family="paragraph" style:parent-style-name="Standard">
      <style:paragraph-properties fo:margin-left="0cm" fo:margin-right="0cm" fo:line-height="150%" fo:text-align="start" style:justify-single-word="false" fo:text-indent="0cm" style:auto-text-indent="false" fo:background-color="#ffffff">
        <style:background-image/>
      </style:paragraph-properties>
      <style:text-properties style:font-name="Liberation Serif" fo:font-size="14pt" fo:font-weight="bold" officeooo:paragraph-rsid="001f1c41" style:font-size-asian="14pt" style:font-weight-asian="bold" style:font-size-complex="14pt" style:font-style-complex="italic"/>
    </style:style>
    <style:style style:name="P22" style:family="paragraph" style:parent-style-name="Standard">
      <style:paragraph-properties fo:margin-left="0cm" fo:margin-right="0cm" fo:line-height="150%" fo:text-align="center" style:justify-single-word="false" fo:text-indent="0cm" style:auto-text-indent="false" fo:background-color="#ffffff">
        <style:background-image/>
      </style:paragraph-properties>
      <style:text-properties style:font-name="Liberation Serif" fo:font-size="14pt" fo:font-weight="bold" officeooo:rsid="001f1c41" officeooo:paragraph-rsid="002475ee" style:font-size-asian="14pt" style:font-weight-asian="bold" style:font-size-complex="14pt" style:font-style-complex="italic" style:font-weight-complex="bold"/>
    </style:style>
    <style:style style:name="P23" style:family="paragraph" style:parent-style-name="Standard">
      <style:paragraph-properties fo:margin-left="0cm" fo:margin-right="0cm" fo:line-height="150%" fo:text-align="justify" style:justify-single-word="false" fo:text-indent="0cm" style:auto-text-indent="false" fo:background-color="#ffffff">
        <style:background-image/>
      </style:paragraph-properties>
      <style:text-properties style:font-name="Liberation Serif" fo:font-size="14pt" officeooo:paragraph-rsid="002475ee" style:font-size-asian="14pt" style:font-size-complex="14pt"/>
    </style:style>
    <style:style style:name="P24" style:family="paragraph" style:parent-style-name="Standard">
      <style:paragraph-properties fo:margin-left="0cm" fo:margin-right="0cm" fo:line-height="150%" fo:text-align="justify" style:justify-single-word="false" fo:text-indent="0cm" style:auto-text-indent="false" fo:background-color="#ffffff">
        <style:background-image/>
      </style:paragraph-properties>
      <style:text-properties style:font-name="Liberation Serif" fo:font-size="14pt" officeooo:paragraph-rsid="002521aa" style:font-size-asian="14pt" style:font-size-complex="14pt"/>
    </style:style>
    <style:style style:name="P25" style:family="paragraph" style:parent-style-name="Standard">
      <style:paragraph-properties fo:margin-left="0cm" fo:margin-right="0cm" fo:line-height="150%" fo:text-align="justify" style:justify-single-word="false" fo:text-indent="0cm" style:auto-text-indent="false" fo:background-color="#ffffff">
        <style:background-image/>
      </style:paragraph-properties>
      <style:text-properties officeooo:paragraph-rsid="002475ee"/>
    </style:style>
    <style:style style:name="P26" style:family="paragraph" style:parent-style-name="Standard">
      <style:paragraph-properties fo:margin-left="0cm" fo:margin-right="0cm" fo:line-height="150%" fo:text-align="center" style:justify-single-word="false" fo:text-indent="0cm" style:auto-text-indent="false" fo:background-color="#ffffff">
        <style:background-image/>
      </style:paragraph-properties>
      <style:text-properties officeooo:paragraph-rsid="002475ee"/>
    </style:style>
    <style:style style:name="P27" style:family="paragraph" style:parent-style-name="Standard">
      <style:paragraph-properties fo:margin-left="0cm" fo:margin-right="0cm" fo:line-height="150%" fo:text-align="center" style:justify-single-word="false" fo:text-indent="0cm" style:auto-text-indent="false" fo:background-color="#ffffff">
        <style:background-image/>
      </style:paragraph-properties>
      <style:text-properties officeooo:paragraph-rsid="002521aa"/>
    </style:style>
    <style:style style:name="P28" style:family="paragraph" style:parent-style-name="Standard">
      <style:paragraph-properties fo:margin-left="0cm" fo:margin-right="0cm" fo:line-height="150%" fo:text-align="center" style:justify-single-word="false" fo:text-indent="0cm" style:auto-text-indent="false"/>
      <style:text-properties style:font-name="Liberation Serif" fo:font-size="14pt" officeooo:rsid="002694e9" officeooo:paragraph-rsid="002694e9" style:font-size-asian="14pt" style:font-size-complex="14pt"/>
    </style:style>
    <style:style style:name="P29" style:family="paragraph" style:parent-style-name="Standard">
      <style:paragraph-properties fo:line-height="150%"/>
      <style:text-properties style:font-name="Liberation Serif" fo:font-size="14pt" style:font-size-asian="14pt" style:font-size-complex="14pt"/>
    </style:style>
    <style:style style:name="P30" style:family="paragraph" style:parent-style-name="Standard">
      <style:paragraph-properties fo:line-height="150%" fo:text-align="justify" style:justify-single-word="false"/>
      <style:text-properties style:font-name="Liberation Serif" fo:font-size="14pt" style:font-size-asian="14pt" style:font-size-complex="14pt"/>
    </style:style>
    <style:style style:name="P31" style:family="paragraph" style:parent-style-name="Standard">
      <style:paragraph-properties fo:line-height="150%" fo:text-align="justify" style:justify-single-word="false"/>
      <style:text-properties style:font-name="Liberation Serif" fo:font-size="14pt" officeooo:paragraph-rsid="001be3e1" style:font-size-asian="14pt" style:font-size-complex="14pt"/>
    </style:style>
    <style:style style:name="P32" style:family="paragraph" style:parent-style-name="Standard">
      <style:paragraph-properties fo:line-height="150%"/>
      <style:text-properties style:font-name="Liberation Serif" fo:font-size="14pt" officeooo:paragraph-rsid="002521aa" style:font-size-asian="14pt" style:font-size-complex="14pt"/>
    </style:style>
    <style:style style:name="P33" style:family="paragraph" style:parent-style-name="Standard">
      <style:paragraph-properties fo:line-height="150%"/>
      <style:text-properties style:font-name="Liberation Serif" fo:font-size="14pt" officeooo:rsid="002521aa" officeooo:paragraph-rsid="002521aa" style:font-size-asian="14pt" style:font-size-complex="14pt"/>
    </style:style>
    <style:style style:name="P34" style:family="paragraph" style:parent-style-name="Standard">
      <style:paragraph-properties fo:line-height="150%" fo:text-align="center" style:justify-single-word="false"/>
      <style:text-properties style:font-name="Liberation Serif" fo:font-size="14pt" officeooo:rsid="002694e9" officeooo:paragraph-rsid="002694e9" style:font-size-asian="14pt" style:font-size-complex="14pt"/>
    </style:style>
    <style:style style:name="P35" style:family="paragraph" style:parent-style-name="Standard">
      <style:paragraph-properties fo:line-height="150%" fo:text-align="center" style:justify-single-word="false"/>
      <style:text-properties style:font-name="Liberation Serif" fo:font-size="14pt" fo:font-weight="bold" officeooo:rsid="001be3e1" officeooo:paragraph-rsid="001be3e1" style:font-size-asian="14pt" style:font-weight-asian="bold" style:font-size-complex="14pt" style:font-weight-complex="bold"/>
    </style:style>
    <style:style style:name="P36" style:family="paragraph" style:parent-style-name="Standard">
      <style:paragraph-properties fo:line-height="150%" fo:text-align="center" style:justify-single-word="false"/>
      <style:text-properties style:font-name="Liberation Serif" fo:font-size="18pt" officeooo:rsid="002694e9" officeooo:paragraph-rsid="002694e9" style:font-size-asian="18pt" style:font-size-complex="18pt"/>
    </style:style>
    <style:style style:name="P37" style:family="paragraph" style:parent-style-name="Standard">
      <style:paragraph-properties fo:line-height="150%"/>
    </style:style>
    <style:style style:name="P38" style:family="paragraph" style:parent-style-name="Standard">
      <style:paragraph-properties fo:line-height="150%"/>
      <style:text-properties officeooo:paragraph-rsid="002521aa"/>
    </style:style>
    <style:style style:name="P39" style:family="paragraph" style:parent-style-name="Standard">
      <style:paragraph-properties fo:line-height="150%" fo:text-align="justify" style:justify-single-word="false" fo:background-color="#ffffff">
        <style:tab-stops>
          <style:tab-stop style:position="10.093cm"/>
        </style:tab-stops>
        <style:background-image/>
      </style:paragraph-properties>
      <style:text-properties style:font-name="Liberation Serif" fo:font-size="14pt" officeooo:paragraph-rsid="001be3e1" style:font-size-asian="14pt" style:font-size-complex="14pt"/>
    </style:style>
    <style:style style:name="P40" style:family="paragraph" style:parent-style-name="Standard">
      <style:paragraph-properties fo:line-height="150%" fo:text-align="justify" style:justify-single-word="false" fo:background-color="#ffffff">
        <style:background-image/>
      </style:paragraph-properties>
      <style:text-properties style:font-name="Liberation Serif" fo:font-size="14pt" officeooo:paragraph-rsid="001be3e1" style:font-size-asian="14pt" style:font-size-complex="14pt"/>
    </style:style>
    <style:style style:name="P41" style:family="paragraph" style:parent-style-name="Standard">
      <style:paragraph-properties fo:margin-left="0cm" fo:margin-right="0cm" fo:line-height="150%" fo:text-align="center" style:justify-single-word="false" fo:text-indent="0.032cm" style:auto-text-indent="false" fo:background-color="#ffffff">
        <style:background-image/>
      </style:paragraph-properties>
      <style:text-properties style:font-name="Liberation Serif" fo:font-size="14pt" officeooo:paragraph-rsid="001be3e1" style:font-size-asian="14pt" style:font-size-complex="14pt"/>
    </style:style>
    <style:style style:name="P42" style:family="paragraph" style:parent-style-name="Standard">
      <style:paragraph-properties fo:line-height="150%" fo:text-align="justify" style:justify-single-word="false" fo:background-color="transparent">
        <style:background-image/>
      </style:paragraph-properties>
      <style:text-properties style:font-name="Liberation Serif" fo:font-size="14pt" style:font-size-asian="14pt" style:font-size-complex="14pt"/>
    </style:style>
    <style:style style:name="P43" style:family="paragraph" style:parent-style-name="Standard">
      <style:paragraph-properties fo:line-height="150%" fo:text-align="center" style:justify-single-word="false" fo:break-before="page"/>
      <style:text-properties style:font-name="Liberation Serif" fo:font-size="14pt" officeooo:rsid="002694e9" officeooo:paragraph-rsid="002694e9" style:font-size-asian="14pt" style:font-size-complex="14pt"/>
    </style:style>
    <style:style style:name="P44" style:family="paragraph" style:parent-style-name="Standard">
      <style:paragraph-properties fo:margin-left="10.16cm" fo:margin-right="0cm" fo:line-height="150%" fo:text-align="start" style:justify-single-word="false" fo:text-indent="0cm" style:auto-text-indent="false"/>
      <style:text-properties style:font-name="Liberation Serif" fo:font-size="14pt" officeooo:rsid="002694e9" officeooo:paragraph-rsid="002694e9" style:font-size-asian="14pt" style:font-size-complex="14pt"/>
    </style:style>
    <style:style style:name="P45" style:family="paragraph" style:parent-style-name="Heading_20_3">
      <style:paragraph-properties fo:line-height="150%" fo:text-align="justify" style:justify-single-word="false"/>
      <style:text-properties style:font-name="Liberation Serif" fo:font-size="14pt" style:font-size-asian="14pt" style:font-size-complex="14pt"/>
    </style:style>
    <style:style style:name="P46" style:family="paragraph" style:parent-style-name="_20_Normal">
      <style:paragraph-properties fo:line-height="150%" fo:text-align="justify" style:justify-single-word="false"/>
      <style:text-properties style:font-name="Liberation Serif" fo:font-size="14pt" style:font-size-asian="14pt" style:font-size-complex="14pt"/>
    </style:style>
    <style:style style:name="P47" style:family="paragraph" style:parent-style-name="_20_Normal">
      <style:paragraph-properties fo:line-height="150%" fo:text-align="justify" style:justify-single-word="false"/>
      <style:text-properties style:font-name="Liberation Serif" fo:font-size="14pt" fo:language="uk" fo:country="UA" style:font-size-asian="14pt" style:font-size-complex="14pt"/>
    </style:style>
    <style:style style:name="P48" style:family="paragraph" style:parent-style-name="Standard">
      <style:paragraph-properties fo:line-height="150%" fo:text-align="center" style:justify-single-word="false" fo:background-color="transparent">
        <style:background-image/>
      </style:paragraph-properties>
      <style:text-properties style:font-name="Liberation Serif" fo:font-size="14pt" fo:language="uk" fo:country="UA" fo:font-weight="bold" officeooo:paragraph-rsid="001d3752" fo:background-color="transparent" style:font-size-asian="14pt" style:font-weight-asian="bold" style:font-size-complex="14pt" style:font-weight-complex="bold"/>
    </style:style>
    <style:style style:name="P49" style:family="paragraph" style:parent-style-name="Standard">
      <style:paragraph-properties fo:margin-left="0cm" fo:margin-right="0cm" fo:line-height="150%" fo:text-align="start" style:justify-single-word="false" fo:text-indent="1cm" style:auto-text-indent="false" fo:background-color="#ffffff">
        <style:background-image/>
      </style:paragraph-properties>
      <style:text-properties style:font-name="Liberation Serif" fo:font-size="14pt" fo:font-weight="bold" officeooo:paragraph-rsid="001be3e1" style:font-size-asian="14pt" style:font-weight-asian="bold" style:font-size-complex="14pt" style:font-style-complex="italic"/>
    </style:style>
    <style:style style:name="P50" style:family="paragraph" style:parent-style-name="Standard">
      <style:paragraph-properties fo:line-height="150%" fo:text-align="center" style:justify-single-word="false"/>
      <style:text-properties style:font-name="Liberation Serif" fo:font-size="14pt" fo:language="uk" fo:country="UA" officeooo:rsid="0029b513" officeooo:paragraph-rsid="0029b513" style:font-size-asian="14pt" style:font-size-complex="14pt"/>
    </style:style>
    <style:style style:name="P51" style:family="paragraph" style:parent-style-name="Standard" style:list-style-name="WW8Num17">
      <style:paragraph-properties fo:margin-top="0cm" fo:margin-bottom="0.353cm" loext:contextual-spacing="false" fo:line-height="150%" fo:text-align="justify" style:justify-single-word="false" fo:orphans="2" fo:widows="2" fo:hyphenation-ladder-count="no-limit" fo:background-color="#ffffff">
        <style:background-image/>
      </style:paragraph-properties>
      <style:text-properties style:font-name="Liberation Serif" fo:font-size="14pt" officeooo:paragraph-rsid="001be3e1" style:font-size-asian="14pt" style:font-size-complex="14pt" style:font-style-complex="italic" fo:hyphenate="true" fo:hyphenation-remain-char-count="2" fo:hyphenation-push-char-count="2"/>
    </style:style>
    <style:style style:name="P52" style:family="paragraph" style:parent-style-name="Standard" style:list-style-name="WW8Num17">
      <style:paragraph-properties fo:margin-left="1.27cm" fo:margin-right="0cm" fo:margin-top="0cm" fo:margin-bottom="0.353cm" loext:contextual-spacing="false" fo:line-height="150%" fo:text-align="justify" style:justify-single-word="false" fo:orphans="2" fo:widows="2" fo:hyphenation-ladder-count="no-limit" fo:text-indent="-0.27cm" style:auto-text-indent="false" fo:background-color="#ffffff">
        <style:background-image/>
      </style:paragraph-properties>
      <style:text-properties style:font-name="Liberation Serif" fo:font-size="14pt" officeooo:paragraph-rsid="001be3e1" style:font-size-asian="14pt" style:font-size-complex="14pt" style:font-style-complex="italic" fo:hyphenate="true" fo:hyphenation-remain-char-count="2" fo:hyphenation-push-char-count="2"/>
    </style:style>
    <style:style style:name="P53" style:family="paragraph" style:parent-style-name="Text_20_body">
      <style:paragraph-properties fo:margin-left="0cm" fo:margin-right="0cm" fo:line-height="150%" fo:text-align="justify" style:justify-single-word="false" fo:text-indent="0cm" style:auto-text-indent="false" fo:background-color="#ffffff">
        <style:background-image/>
      </style:paragraph-properties>
      <style:text-properties fo:font-variant="normal" fo:text-transform="none" fo:color="#000000" style:font-name="Liberation Serif" fo:font-size="14pt" fo:font-style="normal" officeooo:paragraph-rsid="0022b9f7" style:font-size-asian="14pt" style:font-size-complex="14pt"/>
    </style:style>
    <style:style style:name="P54" style:family="paragraph" style:parent-style-name="_20_Normal">
      <style:paragraph-properties fo:line-height="150%" fo:text-align="justify" style:justify-single-word="false"/>
      <style:text-properties style:font-name="Liberation Serif" fo:font-size="14pt" fo:language="uk" fo:country="UA" style:font-size-asian="14pt" style:font-size-complex="14pt"/>
    </style:style>
    <style:style style:name="T1" style:family="text">
      <style:text-properties fo:language="en" fo:country="US" officeooo:rsid="001be3e1"/>
    </style:style>
    <style:style style:name="T2" style:family="text">
      <style:text-properties officeooo:rsid="001be3e1"/>
    </style:style>
    <style:style style:name="T3" style:family="text">
      <style:text-properties fo:color="#000000" style:font-name="Liberation Serif" fo:font-size="14pt" fo:font-weight="bold" officeooo:rsid="002475ee" style:font-name-asian="SimSun1" style:font-size-asian="14pt" style:font-weight-asian="bold" style:font-name-complex="Times New Roman" style:font-size-complex="14pt" style:font-weight-complex="bold"/>
    </style:style>
    <style:style style:name="T4" style:family="text">
      <style:text-properties fo:color="#000000" style:font-name="Liberation Serif" fo:font-size="14pt" fo:font-weight="normal" officeooo:rsid="002475ee" style:font-name-asian="SimSun1" style:font-size-asian="14pt" style:font-weight-asian="normal" style:font-name-complex="Times New Roman" style:font-size-complex="14pt" style:font-weight-complex="normal"/>
    </style:style>
    <style:style style:name="T5" style:family="text">
      <style:text-properties fo:color="#000000" style:font-name="Liberation Serif" fo:font-size="14pt" style:text-underline-style="none" style:font-size-asian="14pt" style:font-size-complex="14pt"/>
    </style:style>
    <style:style style:name="T6" style:family="text">
      <style:text-properties fo:color="#000000" style:font-name="Liberation Serif" fo:font-size="14pt" style:text-underline-style="none" officeooo:rsid="002521aa" style:font-size-asian="14pt" style:font-size-complex="14pt"/>
    </style:style>
    <style:style style:name="T7" style:family="text">
      <style:text-properties fo:color="#000000" style:font-name="Liberation Serif" fo:font-size="14pt" style:text-underline-style="none" fo:font-weight="normal" officeooo:rsid="002521aa" style:font-size-asian="14pt" style:font-weight-asian="normal" style:font-size-complex="14pt" style:font-weight-complex="normal"/>
    </style:style>
    <style:style style:name="T8" style:family="text">
      <style:text-properties style:text-position="sub 58%" style:font-style-complex="italic"/>
    </style:style>
    <style:style style:name="T9" style:family="text">
      <style:text-properties style:text-position="super 58%"/>
    </style:style>
    <style:style style:name="T10" style:family="text">
      <style:text-properties style:font-name-asian="Times New Roman"/>
    </style:style>
    <style:style style:name="T11" style:family="text">
      <style:text-properties fo:font-variant="normal" fo:text-transform="none" fo:color="#000000" fo:font-style="normal"/>
    </style:style>
    <style:style style:name="T12" style:family="text">
      <style:text-properties fo:font-variant="normal" fo:text-transform="none" fo:color="#000000" fo:font-style="normal" officeooo:rsid="0022b9f7"/>
    </style:style>
    <style:style style:name="T13" style:family="text">
      <style:text-properties fo:font-variant="normal" fo:text-transform="none" fo:color="#000000" fo:font-style="normal" fo:font-weight="bold" officeooo:rsid="002475ee" style:font-weight-asian="bold" style:font-weight-complex="bold"/>
    </style:style>
    <style:style style:name="T14" style:family="text">
      <style:text-properties fo:font-variant="normal" fo:text-transform="none" fo:color="#000000" fo:font-style="normal" fo:font-weight="bold" officeooo:rsid="002521aa" style:font-weight-asian="bold" style:font-weight-complex="bold"/>
    </style:style>
    <style:style style:name="T15" style:family="text">
      <style:text-properties fo:font-variant="normal" fo:text-transform="none" fo:color="#000000" fo:font-style="normal" officeooo:rsid="002521aa"/>
    </style:style>
    <style:style style:name="T16" style:family="text">
      <style:text-properties style:font-name="Liberation Serif" fo:font-size="14pt" style:font-size-asian="14pt" style:font-size-complex="14pt"/>
    </style:style>
    <style:style style:name="T17" style:family="text">
      <style:text-properties fo:background-color="transparent" loext:char-shading-value="0"/>
    </style:style>
    <style:style style:name="T18" style:family="text">
      <style:text-properties fo:language="uk" fo:country="UA"/>
    </style:style>
    <style:style style:name="T19" style:family="text">
      <style:text-properties fo:language="uk" fo:country="UA" officeooo:rsid="001d3752"/>
    </style:style>
    <style:style style:name="T20" style:family="text">
      <style:text-properties fo:language="uk" fo:country="UA" fo:font-weight="bold" style:font-weight-asian="bold" style:font-weight-complex="bold"/>
    </style:style>
    <style:style style:name="T21" style:family="text">
      <style:text-properties fo:language="uk" fo:country="UA" fo:font-weight="bold" officeooo:rsid="001d3752"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2158f6" style:font-weight-asian="bold" style:font-weight-complex="bold"/>
    </style:style>
    <style:style style:name="T24" style:family="text">
      <style:text-properties fo:font-weight="bold" officeooo:rsid="0022b9f7" style:font-weight-asian="bold" style:font-weight-complex="bold"/>
    </style:style>
    <style:style style:name="T25" style:family="text">
      <style:text-properties officeooo:rsid="002158f6"/>
    </style:style>
    <style:style style:name="T26" style:family="text">
      <style:text-properties fo:font-weight="normal" officeooo:rsid="001f1c41" style:font-weight-asian="normal" style:font-style-complex="italic" style:font-weight-complex="normal"/>
    </style:style>
    <style:style style:name="T27" style:family="text">
      <style:text-properties fo:font-weight="normal" officeooo:rsid="002158f6" style:font-weight-asian="normal" style:font-style-complex="italic" style:font-weight-complex="normal"/>
    </style:style>
    <style:style style:name="T28" style:family="text">
      <style:text-properties style:font-style-complex="italic"/>
    </style:style>
    <style:style style:name="T29" style:family="text">
      <style:text-properties style:font-weight-complex="bold"/>
    </style:style>
    <style:style style:name="T30" style:family="text">
      <style:text-properties officeooo:rsid="002521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22">Додаток 1. Безпека праці</text:span>.</text:p>
      <text:p text:style-name="P5">Вступ</text:p>
      <text:p text:style-name="P2"><text:tab/>Проблеми безпеки життєдіяльності людини – є одними з найактуальніших в сучасному суспільстві, що тісно пов’язані з бурхливим розвитком науково- технічного прогресу, погіршенням екологічного стану окремих регіонів та планети в цілому. Початок третього тисячоліття ставить перед суспільством нові вимоги щодо забезпечення безпеки людини. У теперішній час механізми взаємодії людини та природи, людини та техніки, індивіда та суспільства, все частіше порушуються, що призводить до появи багатьох нових небезпек для нормальної життєдіяльності. Об’єктом дослідження безпеки життєдіяльності є системи «людина – машина» (технологічний процес) та «людина – суспільство – природа», а предметом – закономірність виникнення і безпечність їх функціонування. </text:p>
      <text:p text:style-name="P2"><text:tab/>При цьому безпека та ризик можуть розглядатися як можливості таких систем зберігати при функціонуванні такий стан, який не допускає з деякою <text:span text:style-name="T11">імовірністю виникнення надзвичайних ситуацій, що пов’язане з різного роду відхиленнями у навколишньому і виробничому середовищі.</text:span></text:p>
      <text:p text:style-name="P1"><text:tab/>Кожна людина для забезпечення своїх життєво необхідних потреб здійснює певний вид трудової діяльності. Така діяльність людини супроводжується потенційною небезпекою, може призводити до травм, захворювань, погіршення самопочуття, інших негативних наслідків. Тому для мінімізації таких негативних явищ в процесі трудової активності людини розробляються і закріпляються державою методологічні основи, правові бази охорони праці працівників. </text:p>
      <text:p text:style-name="P29"/>
      <text:p text:style-name="P35">Аналіз стану умов праці</text:p>
      <text:p text:style-name="P30"><text:tab/><text:span text:style-name="T18">Науково-технічний прогрес вніс серйозні зміни в умови виробничої діяльності працівників розумової праці. Їх праця стала більш інтенсивною, напруженою, вимагаючою значних витрат розумової, емоційної і фізичної енергії. Це зажадало комплексне рішення проблем ергономіки, гігієни і організації праці, регламентації режимів праці і відпочинку.</text:span></text:p>
      <text:p text:style-name="P46"><text:span text:style-name="T18"><text:tab/>В даний час комп'ютерна техніка широко застосовується у всіх областях діяльності людини. При роботі з комп'ютером людина піддається дії ряду </text:span><text:soft-page-break/><text:span text:style-name="T18">небезпечних і шкідливих виробничих чинників: електромагнітних полів (діапазон радіочастот: ВЧ, УВЧ і СВЧ), інфрачервоного і іонізуючого випромінювань, шуму і вібрації, статичної електрики</text:span><text:span text:style-name="T19">, тощо</text:span><text:span text:style-name="T18">.</text:span></text:p>
      <text:p text:style-name="P47"><text:tab/>Робота з комп'ютером характеризується значною розумовою напругою і нервово-емоційним навантаженням опе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овує елементів робочого місця, що важливе для підтримки оптимальної робочої пози людини-оператора.</text:p>
      <text:p text:style-name="P46"><text:span text:style-name="T19"><text:tab/></text:span><text:span text:style-name="T18">В процесі роботи з комп'ютером необхідно дотримувати правильний режим праці і відпочинку. Інакше у персоналу наголошуються значна напруга зорового апарату з появою скарг на незадоволеність роботою, головні болі, дратівливість, порушення сну, утомленість і хворобливі відчуття в очах, в поясниці, в області шиї і руках.</text:span></text:p>
      <text:p text:style-name="P47"/>
      <text:p text:style-name="P48">Характеристика виробничого середовища та його чинників</text:p>
      <text:p text:style-name="P45"><text:span text:style-name="T20"><text:tab/>Колір і коефіцієнти віддзеркалення</text:span><text:span text:style-name="T21">.</text:span></text:p>
      <text:p text:style-name="P47"><text:tab/>Колір приміщень і меблів повинен сприяти створенню сприятливих умов для зорового сприйняття та гарного настрою. </text:p>
      <text:p text:style-name="P47"><text:tab/>Джерела світла, такі як світильники і вікна, які дають віддзеркалення від поверхні екрану, значно погіршують точність сприйняття знаків на екрані монітору чи клавіатури і спричиняють за собою перешкоди фізіологічного характеру, які можуть вираз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і екрани.</text:p>
      <text:p text:style-name="P47"><text:tab/>В приміщеннях, де знаходиться комп'ютер, необхідно забезпечити наступні величини коефіцієнта віддзеркалення: для стелі: 60.70%, для стін: 40.50%, для підлоги: біля 30%. Для інших поверхонь і робочих меблів: 30.40%.</text:p>
      <text:p text:style-name="P45"><text:soft-page-break/><text:span text:style-name="T18"><text:tab/></text:span><text:span text:style-name="T20">Освітлення.</text:span></text:p>
      <text:p text:style-name="P47"><text:tab/>Правильно спроектоване і виконане виробниче освітлення покращує умови зорової роботи, знижує стомлюваність, сприяє підвищенню продуктивності праці, благотворно впливає на виробниче середовище, надаючи позитивну психологічну дію на працюючу, підвищує безпеку праці і знижує травматизм.</text:p>
      <text:p text:style-name="P47"><text:tab/>Недостатність освітлення приводить до напруги зору, ослабляє увагу, приводить до настання передчасної стомленості. Надмірно яскраве освітлення викликає засліплення, роздратування і різь в очах. неправильний напрям світла на робочому місці може створювати різкі тіні, відблиски, дезорієнтувати працюючого. Всі ці причини можуть привести до нещасного випадку або профзахворювань, тому такий важливий правильний розрахунок освітленості. </text:p>
      <text:p text:style-name="P47"><text:tab/>Існує три види освітлення - природне, штучне і комбіноване (змішане, тобто природне і штучне разом) 4.</text:p>
      <text:p text:style-name="P47"><text:tab/>Природне освітлення - освітлення приміщень денним світлом, що потрапляє через світлові отвори в зовнішніх захищаючих конструкціях приміщення. Природне освітлення характеризується тим, що міняється в широких межах залежно від часу дня, пори року і ряду інших чинників.</text:p>
      <text:p text:style-name="P47">Штучне освітлення застосовується при роботі в темний час доби і вдень, коли не вдається забезпечити нормовані значення коефіцієнта природного освітлення (похмура погода, короткий світловий день). Освітлення, при якому недостатнє по нормах природне освітлення доповнюється штучним, називається змішаним освітленням.</text:p>
      <text:p text:style-name="P47"><text:tab/>Штучне освітлення підрозділяється на робоче, аварійне, евакуаційне, охоронне. Робоче освітлення, у свою чергу, може бути загальним, або комбінованим. Загальне - освітлення, при якому світильники розміщуються у верхній зоні приміщення рівномірно, або відносно того, як розташоване устаткування. </text:p>
      <text:p text:style-name="P47"><text:tab/>Комбіноване - освітлення, при якому до загального додається місцеве освітлення.</text:p>
      <text:p text:style-name="P47"><text:soft-page-break/><text:tab/>Згідно СНіП II-4-79 в приміщень обчислювальних центрів необхідно застосувати систему комбінованого освітлення.</text:p>
      <text:p text:style-name="P47"><text:tab/>При виконанні робіт категорії високої зорової точності (найменший розмір об'єкту розрізнення 0,3 - 0,5мм) величина коефіцієнта природного освітлення (КЕО) повинна бути не нижчою 1,5%, а при зоровій роботі середньої точності (якнайменший розмір об'єкту розрізнення 0,5 - 1,0 мм) КЕО повинен бути не нижчим 1,0%. У якості джерела штучного освітлення звичайно використовуються люмінесцентні лампи типа ЛБ, або ДРЛ, які попарно об'єднуються в світильники, які повинні розташовуватися рівномірно над робочими поверхнями 3.</text:p>
      <text:p text:style-name="P47"><text:tab/>Вимоги до освітленості в приміщеннях, де встановлені комп'ютери, наступні: при виконанні зорових робіт високої точності загальна освітленість повинна складати 300лк, а комбінована - 750лк; аналогічні вимоги при виконанні робіт середньої точності - 200 і 300лк відповідно.</text:p>
      <text:p text:style-name="P47"><text:tab/>Крім того все поле зору повинне бути освітлено достатньо рівномірно – ця основна гігієнічна вимога. Іншими словами, 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45"><text:span text:style-name="T18"><text:tab/></text:span><text:span text:style-name="T20">Параметри мікроклімату.</text:span></text:p>
      <text:p text:style-name="P47"><text:tab/>Параметри мікроклімату можуть мінятися в широких межах, тоді як необхідною умовою життєдіяльності людини є підтримка постійності температури тіла завдяки терморегуляції, тобто здібності організму регулювати віддачу тепла в оточуючу середовище. Принцип нормування мікроклімату – створення оптимальних умов для теплообміну тіла людини з навколишнім середовищем.</text:p>
      <text:p text:style-name="P47"><text:tab/>Обчислювальна техніка є джерелом істотних тепловиділень, що може привести до підвищення температури і зниження відносної вогкості в приміщенні. В приміщеннях, де встановлені комп'ютери, повинні <text:soft-page-break/>дотримуватися певні параметри мікроклімату. В санітарних нормах встановлені величини 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див. табл. 1).</text:p>
      <text:p text:style-name="P47">Об'єм приміщень, в яких розміщені працівники обчислювальних центрів, не повинен бути меншим 19,5м3/людина з урахуванням максимального числа одночасно працюючих в зміну. Норми подачі свіжого повітря в приміщення, де розташовані комп'ютери, приведені в табл. 2.</text:p>
      <text:p text:style-name="P47">Таблиця 1 Параметри мікроклімату для приміщень, де встановлені комп'ютери</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47">Період року</text:p>
          </table:table-cell>
          <table:table-cell table:style-name="Таблиця2.A1" office:value-type="string">
            <text:p text:style-name="P47">Параметр мікроклімату</text:p>
          </table:table-cell>
          <table:table-cell table:style-name="Таблиця2.A1" office:value-type="string">
            <text:p text:style-name="P47">Величина</text:p>
          </table:table-cell>
        </table:table-row>
        <table:table-row table:style-name="Таблиця2.2">
          <table:table-cell table:style-name="Таблиця2.A1" office:value-type="string">
            <text:p text:style-name="P47">Холодний</text:p>
          </table:table-cell>
          <table:table-cell table:style-name="Таблиця2.A1" office:value-type="string">
            <text:p text:style-name="P47">Температура повітря в приміщенні Відносна вологість</text:p>
            <text:p text:style-name="P47">Швидкість руху повітря</text:p>
          </table:table-cell>
          <table:table-cell table:style-name="Таблиця2.A1" office:value-type="string">
            <text:p text:style-name="P47">22.24°С</text:p>
            <text:p text:style-name="P47">40.60%</text:p>
            <text:p text:style-name="P47">до 0,1м/с</text:p>
          </table:table-cell>
        </table:table-row>
        <table:table-row table:style-name="Таблиця2.2">
          <table:table-cell table:style-name="Таблиця2.A1" office:value-type="string">
            <text:p text:style-name="P47">Теплий</text:p>
          </table:table-cell>
          <table:table-cell table:style-name="Таблиця2.A1" office:value-type="string">
            <text:p text:style-name="P47">Температура повітря в приміщенні Відносна вологість</text:p>
            <text:p text:style-name="P47">Швидкість руху повітря</text:p>
          </table:table-cell>
          <table:table-cell table:style-name="Таблиця2.A1" office:value-type="string">
            <text:p text:style-name="P47">23.25°С</text:p>
            <text:p text:style-name="P47">40.60%</text:p>
            <text:p text:style-name="P47">0,1.0,2м/с</text:p>
          </table:table-cell>
        </table:table-row>
      </table:table>
      <text:p text:style-name="P47">Таблиця 2 Норми подачі свіжого повітря в приміщення, де розташовані комп'ютери</text:p>
      <table:table table:name="Таблиця3" table:style-name="Таблиця3">
        <table:table-column table:style-name="Таблиця3.A"/>
        <table:table-column table:style-name="Таблиця3.B"/>
        <table:table-row table:style-name="Таблиця3.1">
          <table:table-cell table:style-name="Таблиця3.A1" office:value-type="string">
            <text:p text:style-name="P47">Характеристика приміщення</text:p>
          </table:table-cell>
          <table:table-cell table:style-name="Таблиця3.A1" office:value-type="string">
            <text:p text:style-name="P47">Об'ємна витрата свіжого повітря, що подається в приміщення, м3 /на одну людину в годину</text:p>
          </table:table-cell>
        </table:table-row>
        <table:table-row table:style-name="Таблиця3.2">
          <table:table-cell table:style-name="Таблиця3.A1" office:value-type="string">
            <text:p text:style-name="P47">Об'їм до 20м3 на людину</text:p>
            <text:p text:style-name="P47">20.40м3 на людину</text:p>
            <text:p text:style-name="P47">Більше 40м3 на людину</text:p>
          </table:table-cell>
          <table:table-cell table:style-name="Таблиця3.A1" office:value-type="string">
            <text:p text:style-name="P47">Не менше 30</text:p>
            <text:p text:style-name="P47">Не менше 20</text:p>
            <text:p text:style-name="P47">Природна вентиляція</text:p>
          </table:table-cell>
        </table:table-row>
      </table:table>
      <text:p text:style-name="P47"/>
      <text:p text:style-name="P47">Для забезпечення комфортних умов використовуються як організаційні методи (раціональна організація проведення робіт залежно від пори року і доби, чергування праці і відпочинку), так і технічні засоби (вентиляція, кондиціонування повітря, опалювальна система).</text:p>
      <text:p text:style-name="P47"/>
      <text:p text:style-name="P46"><text:span text:style-name="T18"><text:tab/></text:span><text:span text:style-name="T20">Шум і вібрація.</text:span></text:p>
      <text:p text:style-name="P47"><text:soft-page-break/><text:tab/>Шум погіршує умови праці здійснюючи шкідливу дію на організм людини. Працюючі в умовах тривалої шумової дії випробовують дратівливість, головні болі, запаморочення, зниження пам'яті, підвищену стомлюваність, пониження апетиту, болі у вухах і т.д. Такі порушення в роботі ряду органів і систем організму людини можуть викликати негативні зміни в емоційному стані людини аж до стресових ситуацій. Під впливом шуму знижується концентрація уваги, порушуються фізіологічні функції, з'являється стомленість у зв'язку з підвищеними енергетичними витратами і нервово-психічною напругою, погіршується мовна комутація. Все це знижує працездатність людини і її продуктивність, якість і безпеку праці. Тривала дія інтенсивного шуму [вище 80 дБ] на слух людини приводить до його часткової, або повної втрати 5.</text:p>
      <text:p text:style-name="P47"><text:tab/>В табл. 3 вказані граничні рівні звуку залежно від категорії тяжкості і напруженості праці, що є безпечними відносно збереження здоров'я і працездатності.</text:p>
      <text:p text:style-name="P47"/>
      <text:p text:style-name="P47"/>
      <text:p text:style-name="P47">Таблиця 3 Граничні рівні звуку, дБ, на робочих місцях.</text:p>
      <text:p text:style-name="P47"/>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row table:style-name="Таблиця4.1">
          <table:table-cell table:style-name="Таблиця4.A1" table:number-rows-spanned="2" office:value-type="string">
            <text:p text:style-name="P47">Категорія</text:p>
            <text:p text:style-name="P47">напруженості праці</text:p>
          </table:table-cell>
          <table:table-cell table:style-name="Таблиця4.B1" table:number-columns-spanned="4" office:value-type="string">
            <text:p text:style-name="P47">Категорія тяжкості праці</text:p>
          </table:table-cell>
          <table:covered-table-cell/>
          <table:covered-table-cell/>
          <table:covered-table-cell/>
        </table:table-row>
        <table:table-row table:style-name="Таблиця4.2">
          <table:covered-table-cell/>
          <table:table-cell table:style-name="Таблиця4.B1" office:value-type="string">
            <text:p text:style-name="P47">I. Легка</text:p>
          </table:table-cell>
          <table:table-cell table:style-name="Таблиця4.B1" office:value-type="string">
            <text:p text:style-name="P47">II. Середня</text:p>
          </table:table-cell>
          <table:table-cell table:style-name="Таблиця4.B1" office:value-type="string">
            <text:p text:style-name="P47">III. Важка</text:p>
          </table:table-cell>
          <table:table-cell table:style-name="Таблиця4.B1" office:value-type="string">
            <text:p text:style-name="P47">IV. Дуже важка</text:p>
          </table:table-cell>
        </table:table-row>
        <table:table-row table:style-name="Таблиця4.3">
          <table:table-cell table:style-name="Таблиця4.B1" office:value-type="string">
            <text:p text:style-name="P47">I. Мало напружений</text:p>
          </table:table-cell>
          <table:table-cell table:style-name="Таблиця4.B1" office:value-type="string">
            <text:p text:style-name="P47">80</text:p>
          </table:table-cell>
          <table:table-cell table:style-name="Таблиця4.B1" office:value-type="string">
            <text:p text:style-name="P47">80</text:p>
          </table:table-cell>
          <table:table-cell table:style-name="Таблиця4.B1" office:value-type="string">
            <text:p text:style-name="P47">75</text:p>
          </table:table-cell>
          <table:table-cell table:style-name="Таблиця4.B1" office:value-type="string">
            <text:p text:style-name="P47">75</text:p>
          </table:table-cell>
        </table:table-row>
        <table:table-row table:style-name="Таблиця4.3">
          <table:table-cell table:style-name="Таблиця4.B1" office:value-type="string">
            <text:p text:style-name="P47">II. Помірно напружений</text:p>
          </table:table-cell>
          <table:table-cell table:style-name="Таблиця4.B1" office:value-type="string">
            <text:p text:style-name="P47">70</text:p>
          </table:table-cell>
          <table:table-cell table:style-name="Таблиця4.B1" office:value-type="string">
            <text:p text:style-name="P47">70</text:p>
          </table:table-cell>
          <table:table-cell table:style-name="Таблиця4.B1" office:value-type="string">
            <text:p text:style-name="P47">65</text:p>
          </table:table-cell>
          <table:table-cell table:style-name="Таблиця4.B1" office:value-type="string">
            <text:p text:style-name="P47">65</text:p>
          </table:table-cell>
        </table:table-row>
        <table:table-row table:style-name="Таблиця4.3">
          <table:table-cell table:style-name="Таблиця4.B1" office:value-type="string">
            <text:p text:style-name="P47">III. Напружений</text:p>
          </table:table-cell>
          <table:table-cell table:style-name="Таблиця4.B1" office:value-type="string">
            <text:p text:style-name="P47">60</text:p>
          </table:table-cell>
          <table:table-cell table:style-name="Таблиця4.B1" office:value-type="string">
            <text:p text:style-name="P47">60</text:p>
          </table:table-cell>
          <table:table-cell table:style-name="Таблиця4.B1" office:value-type="string">
            <text:p text:style-name="P47">-</text:p>
          </table:table-cell>
          <table:table-cell table:style-name="Таблиця4.B1" office:value-type="string">
            <text:p text:style-name="P47">-</text:p>
          </table:table-cell>
        </table:table-row>
        <table:table-row table:style-name="Таблиця4.3">
          <table:table-cell table:style-name="Таблиця4.B1" office:value-type="string">
            <text:p text:style-name="P47">IV. Дуже напружений</text:p>
          </table:table-cell>
          <table:table-cell table:style-name="Таблиця4.B1" office:value-type="string">
            <text:p text:style-name="P47">50</text:p>
          </table:table-cell>
          <table:table-cell table:style-name="Таблиця4.B1" office:value-type="string">
            <text:p text:style-name="P47">50</text:p>
          </table:table-cell>
          <table:table-cell table:style-name="Таблиця4.B1" office:value-type="string">
            <text:p text:style-name="P47">-</text:p>
          </table:table-cell>
          <table:table-cell table:style-name="Таблиця4.B1" office:value-type="string">
            <text:p text:style-name="P47">-</text:p>
          </table:table-cell>
        </table:table-row>
      </table:table>
      <text:p text:style-name="P47"/>
      <text:p text:style-name="P47">Рівень шуму на робочому місці математиків-програмістів і операторів відеоматеріалів не повинен перевищувати 50дБ, а в залах обробки інформації на обчислювальних машинах - 65дБ. Для зниження рівня шуму стіни і стеля приміщень, де встановлені комп'ютери, можуть бути фанеровані звукопоглинальними матеріалами. Рівень вібрації в приміщеннях <text:soft-page-break/>обчислювальних центрів може бути понижений шляхом встановлення устаткування на спеціальні віброізолятори.</text:p>
      <text:p text:style-name="Standard"/>
      <text:p text:style-name="P45"><text:span text:style-name="T18"><text:tab/></text:span><text:span text:style-name="T20">Електромагнітне і іонізуюче випромінювання.</text:span></text:p>
      <text:p text:style-name="P47"><text:tab/>Більшість учених вважає, що як короткочасна, так і тривала дія всіх видів випромінювання від екрану монітора не небезпечна для здоров'я персоналу чи обслуговуючого комп'ютери. Проте вичерпних даних щодо небезпеки дії випромінювання від моніторів на працюючих з комп'ютерами не існує і дослідження в цьому напрямі продовжуються 2.</text:p>
      <text:p text:style-name="P47"><text:tab/>На електронно-променевій трубці кінескопа є потенціал близько 20 000 вольт (в 100 разів вище напруги в мережі). Цей потенціал створюється між екраном дисплея і обличчям оператора, і розганяє порошинки, що осіли на екран, до величезних швидкостей. І ці порошинки, як кулі, врізаються в шкіру того, хто сидить перед екраном.</text:p>
      <text:p text:style-name="P8">Опис процесу праці</text:p>
      <text:p text:style-name="P6">Технологічний процес складання та монтажу апаратури включає наступну етапи:</text:p>
      <text:p text:style-name="P4"><text:tab/>· заготовку монтажних проводів, зачистку, вирівнювання і лудження їх кінців, попереднє розташування і в’язку джгутів, підготовку до пайки виводів радіодеталей і т.ін.;</text:p>
      <text:p text:style-name="P4"><text:tab/>· складання шасі, тобто підготовку його до монтажу (кріплення на шасі деталей та вузлів);</text:p>
      <text:p text:style-name="P4"><text:tab/>· закріплення монтажних проводів та кінців радіодеталей на контактних пелюстках;</text:p>
      <text:p text:style-name="P4"><text:tab/>· пайку або електрозварювання з’єднань;</text:p>
      <text:p text:style-name="P4"><text:tab/>· контроль якості виконаних робіт.</text:p>
      <text:p text:style-name="P4"><text:tab/>В умовах серійного та масового виробництва широко застосовується ескізно-операційна технологія складання і монтажу радіоелектронної <text:soft-page-break/>апаратури.</text:p>
      <text:p text:style-name="P4"><text:tab/>Ескізно-операційна технологія передбачає розділення всього процесу складання і монтажу радіоелектронної апаратури на окремі прості операції, на яких використовуються виконавці більш низької кваліфікації, ніж виконавці всього процесу. Вона дає змогу підвищити виробництво праці, якості продукції, а також знизити розрядності праці.</text:p>
      <text:p text:style-name="P4"><text:tab/>При розробці ескізно-операційної технології на кожну операцію складається технологічна карта, яка включає ескіз, короткий опис праці, перелік деталей і використовуваних матеріалів.</text:p>
      <text:p text:style-name="P4"><text:tab/>Ескіз повинен показувати ту частину складання чи монтажу, яка виконується на даній операції. Він включає необхідність користування складальними кресленнями, монтажними схемами, а також детальним описом роботи.</text:p>
      <text:p text:style-name="P4"><text:tab/>Короткий опис праці, який дається в технологічній карті, повинен вказувати об’єм та послідовність її виконання.</text:p>
      <text:p text:style-name="P4"><text:tab/>Крім того, опис праці пояснює і уточнює деякі деталі складально-монтажного процесу, який важко показати на ескізу.</text:p>
      <text:p text:style-name="P4"><text:tab/>При розробці ескізно-операційної технології, операції процесу роблять рівними або кратними по тривалості, що дає змогу швидкому переходу на серійний або масовий поточний метод виробництва.</text:p>
      <text:p text:style-name="P4"><text:tab/>Проектуванню ескізно-операційної технології передує розробка розгорнутої технологічної відомості послідовності складання і монтажу на ряд послідовних елементарних робіт – технологічних переходів.</text:p>
      <text:p text:style-name="P20"><text:tab/><text:span text:style-name="T23">Фізичне навантаження під час монтажу і паяння друкованих плат</text:span></text:p>
      <text:p text:style-name="P18"><text:tab/><text:span text:style-name="T25">Основне навантаження при виконанні паяльних робіт припадає на зір. Оскільки елементи електричних схем є малими за розмірами, іноді виникає необхідність користування збільшуваною лінзою, що дозволяє полегшити наватаження при паянні друкованих плат, також пошуку дефективних елементів </text:span><text:soft-page-break/><text:span text:style-name="T25">друкованих плат при проведені ремонтних робіт.</text:span></text:p>
      <text:p text:style-name="P18"><text:tab/><text:span text:style-name="T25">Також важливе навантаження на організм людини впливає робота із активними хімічними речовинами, що використовують при монтажу друкованих плат. У таких випадках рекомендують використовувати респіраторні маски для запобігання вдихання небезпечних випарів під час монтажу на друковані плати. Обов'язковим фактором є робота вентиляційних систем у приміщенні.</text:span></text:p>
      <text:p text:style-name="P18"><text:tab/><text:span text:style-name="T24">Основні вимоги під час роботи з ПК.</text:span></text:p>
      <text:p text:style-name="P19"><text:span text:style-name="T26"><text:tab/></text:span><text:span text:style-name="T11">Конструкція місця праці користувача ПК має забезпечувати підтримання<text:line-break/>оптимального положення тіла людини з такими ергономічними<text:line-break/>характеристиками:</text:span></text:p>
      <text:p text:style-name="P53">• ступнініг —на підлозі або на підставці для ніг;</text:p>
      <text:p text:style-name="P53">•стегна —вгоризонтальній площині;</text:p>
      <text:p text:style-name="P53">• передпліччя —вертикально;</text:p>
      <text:p text:style-name="P53">•лікті —під кутом 70–90° до вертикальної площини;</text:p>
      <text:p text:style-name="P53">•зап’ ястя зігнуті під кутом не більше 20°відносно горизонтальної площини;</text:p>
      <text:p text:style-name="P53">•нахил голови — 15–20° відносно вертикальної площини.</text:p>
      <text:p text:style-name="P19"><text:span text:style-name="T11"><text:tab/>Якщо користування ПК є головним видом діяльності, то ПК і його периферійні пристрої (принтер, сканер</text:span><text:span text:style-name="T12">, </text:span><text:span text:style-name="T11">тощо) розміщують на одному столі, як правило, злівого боку. Якщо використання ПК є <text:s/>періодичним, то їх можна розміщувати на приставному столі, переважно злівого боку від столу з ПК. Кут між поздовжніми осями обох столів має бути 90–140°. Висота поверхні столу для ПК має бути в межах 680–800мм, а ширина — забезпечувати можливість виконання операцій в зоні досяжності моторного пол</text:span><text:span text:style-name="T12">я.</text:span></text:p>
      <text:p text:style-name="P19"><text:span text:style-name="T12"><text:tab/></text:span><text:span text:style-name="T13">Розрахунок організації переривів при роботі з друкованими платами</text:span></text:p>
      <text:p text:style-name="P19"><text:span text:style-name="T26"><text:tab/>Розрахунок </text:span><text:span text:style-name="T27">часу при паянні друкованих плат</text:span><text:span text:style-name="T26">. Час на організаційно-технічне обслуговування робочого місця, відпочинок і особисті потреби при </text:span><text:soft-page-break/><text:span text:style-name="T26">роботі на конвейєрі </text:span><text:span text:style-name="T27">(чи на робочому місці)</text:span><text:span text:style-name="T26"> з </text:span><text:span text:style-name="T27">жвавим</text:span><text:span text:style-name="T26"> ритмом руху з однією 10-хвилинною перервою на фізичну зарядку складає 9.1% від оперативного часу. На знаходження дефектів і малий ремонт </text:span><text:span text:style-name="T27">виділяють</text:span><text:span text:style-name="T26"> 10% від оперативного часу.</text:span></text:p>
      <text:p text:style-name="P3">Всього отримуємо 19.1%</text:p>
      <text:p text:style-name="P3"><text:tab/>ТШТ = ТОП ( 1 + К / 100 )=2.14(1+19.1/100)=2.56 (хв).</text:p>
      <text:p text:style-name="P20"/>
      <text:p text:style-name="P22">Організаційно — технічні заходи з поліпшення умов праці</text:p>
      <text:p text:style-name="P21"><text:tab/>Організація робочого місця</text:p>
      <text:p text:style-name="P10">Штучне освітлення в робочому приміщенні насамперед повинно бути рівномірним. Якщо робочі місця у вашому офісі розташовуються рядами, то світильники загального освітлення найкраще розташувати збоку, паралельно лінії зору користувача; а якщо комп'ютери розташовуються по периметрі приміщення, то і світильники повинні розташовуватися по периметрі над робочим місцем, ближче до його переднього краю. Для підсвічування документів припустимо використовувати лампу, що не дає відблисків на моніторі. При розміщенні комп'ютера потрібно взяти до уваги, що площа одного робочого місця повинна складати не менш 6 кв. м. При цьому комп'ютер повинний розташовуватися таким чином, щоб світло з вікна падало збоку, бажано ліворуч. Найкраще, якщо ваші вікна виходять на північ чи північний схід, їх необхідно обладнати жалюзями чи шторами, щоб мати можливість регулювати кількість падаючого світла. Крім того, штори з щільної тканини служать гарними звукопоглиначами. Рівень шуму на робочому місці не повинний перевищувати 50 Дб. Сильно шумливе устаткування рекомендується ставити в окремому приміщенні. </text:p>
      <text:p text:style-name="P10">Для створення сприятливого мікроклімату приміщення повинне добре опалюватися і вентилюватися, рекомендується регулярно його провітрювати, що забезпечить поліпшення якісного складу повітря.</text:p>
      <text:p text:style-name="P10">Для внутрішньої обробки інтер'єра приміщень не повинні використовуватися блискучі і матеріали, що відбивають світло,, не <text:soft-page-break/>рекомендується застосовувати полімерні матеріали (ДВП-плити, шаруватий паперовий пластик, синтетичні килимові покриття й ін.), що виділяють у повітря шкідливі хімічні речовини. Важливе значення має конструкція робочого столу. Висота його робочої поверхні повинна регулюватися в межах 680-800 мм; при відсутності можливості регуляції вона повинна складати 725 мм. Робочий стіл повинний мати простір для ніг висотою не менше 600 мм, шириною не менше 500 мм, глибиною на рівні колін; не менше 450 мм і на рівні витягнутих ніг; не менше 650 мм. Розміри столу для дітей і підлітків повинні підбиратися з урахуванням їх росту.</text:p>
      <text:p text:style-name="P10">Предмети на столі повинні бути розташовані так, щоб до них було легко дотягтися. Найнеобхідніші з них розташуйте на відстані від ліктя до кисті руки; ті пристрої, якими ви користуєтеся часто, повинні розташовуватися в зоні досяжності витягнутої руки, інші предмети можна розмістити поза цією зоною. Для паперів, книг і роздруківок доцільно використовувати спеціальну підставку. Конструкція робочого стільця (крісла) повинна забезпечувати підтримку раціональної робочої пози при роботі з комп'ютером, дозволяти змінювати позу з метою зниження статичної напруги м'язів шийно-плечової області і спини для попередження розвитку стомлення.</text:p>
      <text:p text:style-name="P10">Робочий стілець (крісло) повинний бути підйомно-поворотним і регульованим по висоті і кутам нахилу сидіння і спинки, а також відстані від спинки до переднього краю сидіння, при цьому регулювання кожного параметра повинне бути незалежним, легко здійснюваним і мати надійну фіксацію.</text:p>
      <text:p text:style-name="P10">Налаштовуйте висоту спинки стільця таким чином, щоб вона стикалася з місцем найбільшого вигину спини; якщо ваше крісло постачене підлокітниками, відрегулюйте їхню висоту так, щоб не доводилося горбитися і сутулитися. Виберіть таку позу, щоб край стільця не давив під коліна. Спирайтеся обома ступнями на чи підлогу на підставку для ніг.</text:p>
      <text:p text:style-name="P10">Протягом дня змінюйте положення стільця і позу, це зменшить фізичну утому м'язів. Екран монітора повинний знаходитися від очей користувача на <text:soft-page-break/>оптимальній відстані 600-700 мм, але не ближче 500 мм з урахуванням розмірів алфавітно-цифрових знаків і символів. Верхня частина екрана повинна знаходитися на рівні очей (при роботі в окулярах з біфокальними лінзами; нижче рівня ока). Щоб уникнути відбитих відблисків на екрані потрібно нахилити його поверхню злегка вниз. Не розташовуйте поруч з монітором блискучі предмети (аркуші паперу, глянсові плакати, рамки для картинок). Поверхня екрана повинна бути чистою, розташуєте її перпендикулярно до вікна щоб уникнути відблисків. Частота кадрового розгорнення є надзвичайно важливим з погляду ергономіки параметром. Зображення на екрані монітора малюється електронним променем з частотою зміни кадрів, рівній частоті кадрового розгорнення. Якщо ця частота нижче 75 Гц, то око встигає помітити мерехтіння зображення, що діє на нього дуже стомлюючи. Мерехтіння найбільш легко помітити, якщо завантажити зображення з білим фоном і, відхиливши погляд від екрана на 60-80°, подивитися на зображення краєм ока. Якщо мерехтіння помітне, то варто збільшити частоту кадрового розгорнення. Звичайно установка рекомендованої частоти 85 Гц цілком усуває мерехтіння, помітне для очей. З метою зменшення негативного впливу монотонії доцільно застосовувати перехід від одного виду діяльності до іншого, що забезпечує змінний відпочинок від них, підвищуючи продуктивність праці. Крім правильної організації робочого місця велике значення має здоровий спосіб життя. </text:p>
      <text:p text:style-name="P49">Техніка безпеки при роботі з ПК</text:p>
      <text:p text:style-name="P11">Приступаючи до роботи з ПК, необхідно завжди пам'ятати, що це дуже складна і дорога апаратура, яка потребує акуратного й обережного ставлення до неї, високої самодисципліни на всіх етапах роботи з комп'ютером. </text:p>
      <text:p text:style-name="P11">Напруга живлення ПК (220 В) є небезпечною для життя людини. Через це в конструкції блоків комп'ютера, міжблочних з'єднувальних кабелів передбачена достатньо надійна ізоляція від струмопровідних ділянок. Користувач практично має справу лише з декількома вимикачами живлення і, здавалось би, застрахований від ураження електричним струмом. Однак в практичній роботі <text:soft-page-break/>можуть зустрічатись непередбачені ситуації, і щоб вони не стали небезпечними для користувача, необхідно знати та чітко виконувати ряд правил техніки безпеки. Це допоможе не тільки уникнути нещасних випадків і зберегти здоров'я, але й гарантує збереження апаратури.</text:p>
      <text:p text:style-name="P11">Особливо уважним треба бути при роботі з дисплеєм, електронно-променева трубка якого використовує високу напругу і є джерелом електромагнітного випромінювання. Неправильне поводження з дисплеєм та іншою електронною апаратурою може призвести до тяжких уражень електричним струмом, спричинити загоряння апаратури. Через це суворо забороняється:</text:p>
      <text:list xml:id="list837772604029827040" text:style-name="WW8Num17">
        <text:list-item>
          <text:p text:style-name="P51">торкатися до екрана і тильного боку дисплея, проводів живлення і</text:p>
        </text:list-item>
        <text:list-item>
          <text:p text:style-name="P51">пристроїв заземлення, з'єднувальних кабелів;</text:p>
        </text:list-item>
        <text:list-item>
          <text:p text:style-name="P52">порушувати порядок ввімкнення й вимкнення апаратних блоків, намагатись самостійно усунути виявлену несправність в роботі апаратури;</text:p>
        </text:list-item>
        <text:list-item>
          <text:p text:style-name="P51">класти на апаратуру сторонні предмети;</text:p>
        </text:list-item>
        <text:list-item>
          <text:p text:style-name="P51">працювати на комп'ютері у вологій одежі і з вологими руками.</text:p>
        </text:list-item>
      </text:list>
      <text:p text:style-name="P11">В разі появи запаху горілого, незвичайних звуків або самовільного вимкнення апаратури треба негайно вимкнути комп'ютер. Робота на комп'ютері потребує постійної уваги, чітких дій і самоконтролю. Через це на комп'ютері не можна працювати при недостатньому освітленні, високому рівні шуму.</text:p>
      <text:p text:style-name="P11">Під час роботи з комп'ютером необхідно:</text:p>
      <text:list xml:id="list90727235177188" text:continue-numbering="true" text:style-name="WW8Num17">
        <text:list-item>
          <text:p text:style-name="P51">суворо дотримуватись положень інструкції з експлуатації апаратури;</text:p>
        </text:list-item>
        <text:list-item>
          <text:p text:style-name="P51">уважно слідкувати за справністю основних блоків і пристроїв;</text:p>
        </text:list-item>
        <text:list-item>
          <text:p text:style-name="P52">працювати з клавіатурою чистими сухими руками, не натискати на ті чи інші клавіші без потреби або навмання;</text:p>
        </text:list-item>
        <text:list-item>
          <text:p text:style-name="P52">під час перерви в роботі вимикати комп'ютер лише в тому разі, коли обробка поточної інформації завершена і вміст оперативної пам'яті <text:soft-page-break/>занесений в енергонезалежну пам'ять (в іншому випадку неминуча втрата інформації).</text:p>
        </text:list-item>
      </text:list>
      <text:p text:style-name="P11">Під час роботи комп'ютера електронно-променева трубка дисплея є джерелом електромагнітного випромінювання, яке при роботі близько від екрана руйнівно діє на зір, викликає втому і знижує працездатність. Через це треба працювати на відстані 60-70 см від екрана, дотримуватись правильної постави, не сутулячись і не нахиляючись. Тривала робота з комп'ютером призводить до перенапруження зору.</text:p>
      <text:p text:style-name="P11"/>
      <text:p text:style-name="P9">Санітарні вимоги</text:p>
      <text:p text:style-name="P11">Більше рухайтеся - пройдіться, зробіть глибокий вдих. Навіть така проста гімнастика активує відбудовні процеси, сприяє звільненню організму від шлаків. </text:p>
      <text:p text:style-name="P13"><text:span text:style-name="T28">Приймайте щодня достатню кількість вітаміну В</text:span><text:span text:style-name="T8">2</text:span><text:span text:style-name="T28"> (він знижує наслідки радіації). Частіше включайте в раціон сир і інші молочні продукти (амінокислоти зв'язують виникаючі вільні радикали, це особливо відноситься до проживаючого в екологічно несприятливих умовах). Неіонізуюче випромінювання складається з електромагнітних і електростатичних полів. Існують спеціальні норми, що регулюють напруженість цих полів, але, на жаль, їхній вплив на організм вивчено недостатньо. Безсумнівно одне: при різних аритміях серця, тобто в тих випадках, коли порушуються електричні процеси в серце, вплив електричних полів може вносити свій внесок у розвиток захворювання.</text:span></text:p>
      <text:p text:style-name="P12"/>
      <text:p text:style-name="P9">Безпека при травленні та нанесенні гальванічних покрить.</text:p>
      <text:p text:style-name="P13">Травлення, нанесення гальванічних покриттів пов'язані із застосуванням шкідливих і небезпечних для організму людини речовин, наприклад: кислих, лужних і лужно-ціанистих електролітів, що у багатьох випадках мають підвищену температуру, а також мідних, нікелевих, свинцевих та інших солей і хромового ангідриду. Тому такі технологічні процеси повинні бути механізовані <text:soft-page-break/>і автоматизовані. Якщо ж неможливо повністю автоматизувати заповнення ванн розчинами, необхідно використовувати спеціальні заливальні пристосування.</text:p>
      <text:p text:style-name="P13">Ванни повинні закриватися кришками. Ванни з кислотами необхідно встановлювати так, щоб верхні борти їх знаходились на відстані 0,9-1 м від підлоги або настилу, а робітникам не доводилось нахилятися над ванною при завантаженні та розвантаженні деталей.</text:p>
      <text:p text:style-name="P13">При підвішуванні пристосувань з деталями на штанги повинна бути виключена можливість падіння деталей у ванну. Забороняється перевіряти надійність кріплення деталей на підвісках шляхом струшування їх над ванною. Підвісні пристосування (підвіски, кошики тощо) повинні бути простими та зручними, виготовлені з кислото - і лугостійкого матеріалу.</text:p>
      <text:p text:style-name="P13">При увімкненому електроживленні ванни забороняється завантажувати, розвантажувати, струшувати деталі, очищати штанги і виправляти контакти. Режим травлення повинен відповідати прийнятій технології. Температуру розчинів необхідно підтримувати автоматично. Підігрівати розчини сірчаної кислоти до температури вище 60 °С, а соляної - вище 40 °С не допускається. Категорично забороняється застосовувати для травлення суміш оцтової і хлорної кислот, тому що за певним співвідно­шенням цих кислот суміш схильна до запалення та вибуху.</text:p>
      <text:p text:style-name="P13">Особливу увагу слід приділяти коректуванню складу розчину ванн, тому що помилкове додавання в ванну розчину іншого складу може призвести до розігріву і його викиду, виділенню шкідливих парів. Сталеві деталі, що впали у ванну, слід вилучати магнітом, мідні і латунні - перфорованим совком з держаком із матеріалу, стійкого до дії кислот і лугів. Довжина держака повинна бути більше глибини ванни на 40 см. Діставати деталі, які впали у ванну, руками і ставати на борти ванн забороняється.</text:p>
      <text:p text:style-name="P13">При роботі з <text:span text:style-name="T29">кислими електролітами </text:span>з ваннами нікелювання робітники повинні проходити періодичний медичний огляд через кожні 6 місяців, руки необхідно змащувати захисною маззю для запобігання захворювання нікелевою екземою.</text:p>
      <text:p text:style-name="P13"><text:soft-page-break/>При роботі з <text:span text:style-name="T29">лужними розчинами </text:span>необхідно періодично очищувати щілини бортового відсмоктувача, обмивати водою борти ванни і підлогу. На кожній дільниці цеху повинен бути складений графік очищення ванн і бортових відсмоктувачів . Облік профілактичного огляду і ремонту ванн повинен реєструватися в журналі.</text:p>
      <text:p text:style-name="P13">Найбільшу небезпеку становить робота з <text:span text:style-name="T29">ціанистими електролітами. </text:span>Приміщення повинно бути обладнане автоматичними сигналізаторами наявності у повітрі СДОР. Дільниці повинні бути обладнанні потужною вентиляцією. Необхідно постійно слідкувати за контрольною сигнальною лампою, що сигналізує про роботу витяжної вентиляції. У неробочий час усі ванни повинні бути закриті щільними кришками, вентиляція вмикається за 30 хвилин до початку роботи.</text:p>
      <text:p text:style-name="P13">Інструмент для робіт з ціанистими ваннами повинен мати розпізнавальне офарблення. Перед зануренням та після вивантаження деталей їх необхідно ретельно промити у двох ваннах з проточною водою. Після вивантаження деталей слід старанно протерти борти ванни мокрою ганчіркою до повного видалення залишків ціанистого розчину.</text:p>
      <text:p text:style-name="P13"><text:span text:style-name="T29">Електроліти для хромування </text:span>містять дуже агресивну речовину - хромовий ангідрид. Крім того, до складу деяких типів електролітів входять кремнефтористий калій і інші шкідливі речовини. Шкідливість процесу збільшується тим, що температура розчинів становить 50-90 °С, а процес іде при високих щільностях струму. У зв'язку з цим хромові ванни облаштовуються бортовою вентиляцією. Для зменшення утворення над ваннами туману рекомендується дзеркала ванни покривати скляними або пластмасовими порожнистими кульками, що затримують винесення найдрібніших частинок електроліту. Ванни повинні бути обладнанні автоматичними регуляторами температури, кришками і заливними пристроями. Розчинення, заміну електроліту і очищення ванн необхідно проводити у відповідному спецодязі і протигазі марки "В" або респіраторі типу Ф-46К. При випадковому потраплянні електроліту на шкіру обличчя і рук слід видаляти його 5-ти процентним <text:soft-page-break/>розчином гіпосульфіту з наступним промиванням водою; при потраплянні електроліту в очі - промити 1-но процентним розчином, а потім - водою.</text:p>
      <text:p text:style-name="P13">Для приготування <text:span text:style-name="T29">фтористоводневих електролітів </text:span>застосовується плавикова, борна кислоти та інші компоненти. Пари плавикової кислоти отруйні і здійснюють шкідливу дію на організм людини, тому електроліти слід готувати на спеціально облаштованому місці, при ввімкнутій вентиляції, користуючись респіратором або протигазом, в захисному спецодязі та взутті.</text:p>
      <text:p text:style-name="P13"/>
      <text:p text:style-name="P7">Безпека праці при паяльних роботах</text:p>
      <text:p text:style-name="P13">Монтаж електричних схем приладів та радіоапаратури проводиться за допомогою різних видів паяння. Кожному з них властиві певні відповідні шкідливі та небезпечні фізичні фактори, що відрізняються як кількісними, так і якісними характеристиками. При цьому деякі види паяння продукують одночасно декілька таких фізичних факторів, що призводять до травм, погіршення умов праці і виникнення пожеж та вибухів. Такими потенційними шкідливостями і небезпеками можуть бути: запиленість та загазованість повітря робочої зони; наявність інфрачервоних випромінювань від розплавленого припою у ванні або від паяльника; наявність електромагнітного випромінювання високої частоти; дія ультразвуку на організм монтажника при пайці хвилею, котра утворюється за рахунок дії ультразвуку на розплавлений припій; дія електростатичного заряду; незадовільна освітленість робочих зон або підвищена яскравість; незадовільні метеорологічні умови в робочій зоні; дія бризок та крапель роз­плавленого припою; ураження електричним струмом.</text:p>
      <text:p text:style-name="P39">Біологічна дія деяких вихідних компонентів припою наведена у таблиці 1.</text:p>
      <text:p text:style-name="P14"/>
      <text:p text:style-name="P15">Таблиця 1. Біологічна дія, клас небезпеки та гранично допустима кон­центрація (ГДК) у повітрі робочої зони деяких компонентів, що входять до складу припою.</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40">Компонент</text:p>
          </table:table-cell>
          <table:table-cell table:style-name="Таблиця1.A1" office:value-type="string">
            <text:p text:style-name="P40">Характер токсичності та дії</text:p>
          </table:table-cell>
          <table:table-cell table:style-name="Таблиця1.A1" office:value-type="string">
            <text:p text:style-name="P13">Клас небезпеки</text:p>
          </table:table-cell>
          <table:table-cell table:style-name="Таблиця1.D1" office:value-type="string">
            <text:p text:style-name="P41">ГДК, мг/м<text:span text:style-name="T9">3</text:span></text:p>
          </table:table-cell>
        </table:table-row>
        <table:table-row table:style-name="Таблиця1.2">
          <table:table-cell table:style-name="Таблиця1.A2" office:value-type="string">
            <text:p text:style-name="P40">Алюміній</text:p>
          </table:table-cell>
          <table:table-cell table:style-name="Таблиця1.A2" office:value-type="string">
            <text:p text:style-name="P40">При вдиханні пилу вражаються легені, виникає дифузний фіброз - алюміноз</text:p>
          </table:table-cell>
          <table:table-cell table:style-name="Таблиця1.A2" office:value-type="string">
            <text:p text:style-name="P13">3</text:p>
          </table:table-cell>
          <table:table-cell table:style-name="Таблиця1.D2" office:value-type="string">
            <text:p text:style-name="P41">2,0</text:p>
          </table:table-cell>
        </table:table-row>
        <text:soft-page-break/>
        <table:table-row table:style-name="Таблиця1.3">
          <table:table-cell table:style-name="Таблиця1.A3" office:value-type="string">
            <text:p text:style-name="P40">Кадмій</text:p>
          </table:table-cell>
          <table:table-cell table:style-name="Таблиця1.A3" office:value-type="string">
            <text:p text:style-name="P40">Спостерігається ураження печінки, легенів, нирок, системи кровообігу, статевої та репродуктивної функцій</text:p>
          </table:table-cell>
          <table:table-cell table:style-name="Таблиця1.A3" office:value-type="string">
            <text:p text:style-name="P13">1</text:p>
          </table:table-cell>
          <table:table-cell table:style-name="Таблиця1.D3" office:value-type="string">
            <text:p text:style-name="P41">0,1</text:p>
          </table:table-cell>
        </table:table-row>
        <table:table-row table:style-name="Таблиця1.4">
          <table:table-cell table:style-name="Таблиця1.A3" office:value-type="string">
            <text:p text:style-name="P40">Марганець</text:p>
          </table:table-cell>
          <table:table-cell table:style-name="Таблиця1.A3" office:value-type="string">
            <text:p text:style-name="P40">Діє на центральну нервову систему, викликає органічні зміни головно­го мозку, дистрофічні зміни в печінці та легенях</text:p>
          </table:table-cell>
          <table:table-cell table:style-name="Таблиця1.A3" office:value-type="string">
            <text:p text:style-name="P13">2</text:p>
          </table:table-cell>
          <table:table-cell table:style-name="Таблиця1.D3" office:value-type="string">
            <text:p text:style-name="P41">0,3</text:p>
          </table:table-cell>
        </table:table-row>
        <table:table-row table:style-name="Таблиця1.5">
          <table:table-cell table:style-name="Таблиця1.A3" office:value-type="string">
            <text:p text:style-name="P40">Мідь</text:p>
          </table:table-cell>
          <table:table-cell table:style-name="Таблиця1.A3" office:value-type="string">
            <text:p text:style-name="P40">Ураження органів дихання, шлунково-кишкового тракту, печінки, ни­рок, анемія, пневмосклероз</text:p>
          </table:table-cell>
          <table:table-cell table:style-name="Таблиця1.A3" office:value-type="string">
            <text:p text:style-name="P13">2</text:p>
          </table:table-cell>
          <table:table-cell table:style-name="Таблиця1.D3" office:value-type="string">
            <text:p text:style-name="P41">1,0</text:p>
          </table:table-cell>
        </table:table-row>
        <table:table-row table:style-name="Таблиця1.6">
          <table:table-cell table:style-name="Таблиця1.A3" office:value-type="string">
            <text:p text:style-name="P40">Нікель</text:p>
          </table:table-cell>
          <table:table-cell table:style-name="Таблиця1.A3" office:value-type="string">
            <text:p text:style-name="P40">Ураження нервової системи, шлунково-кишкового тракту, печінки, серцево-судинної системи (гіпотонія), системи крові, слизової оболонки вер­хніх дихальних шляхів</text:p>
          </table:table-cell>
          <table:table-cell table:style-name="Таблиця1.A3" office:value-type="string">
            <text:p text:style-name="P13"><text:span text:style-name="T10"><text:s/></text:span>2 </text:p>
          </table:table-cell>
          <table:table-cell table:style-name="Таблиця1.D3" office:value-type="string">
            <text:p text:style-name="P41">0,5</text:p>
          </table:table-cell>
        </table:table-row>
        <table:table-row table:style-name="Таблиця1.7">
          <table:table-cell table:style-name="Таблиця1.A3" office:value-type="string">
            <text:p text:style-name="P40">Олово</text:p>
            <text:p text:style-name="P40">(оксид)</text:p>
          </table:table-cell>
          <table:table-cell table:style-name="Таблиця1.A3" office:value-type="string">
            <text:p text:style-name="P40">Ураження бронхів, проліферативно-кліткова реакція в легенях. При тривалій дії можливий пневмоконіоз</text:p>
          </table:table-cell>
          <table:table-cell table:style-name="Таблиця1.A3" office:value-type="string">
            <text:p text:style-name="P13">3</text:p>
          </table:table-cell>
          <table:table-cell table:style-name="Таблиця1.D3" office:value-type="string">
            <text:p text:style-name="P41">10,0</text:p>
          </table:table-cell>
        </table:table-row>
        <table:table-row table:style-name="Таблиця1.8">
          <table:table-cell table:style-name="Таблиця1.A3" office:value-type="string">
            <text:p text:style-name="P40">Свинець</text:p>
          </table:table-cell>
          <table:table-cell table:style-name="Таблиця1.A3" office:value-type="string">
            <text:p text:style-name="P40">Ураження нервової системи, крові, серцево-судинної системи, шлунково-кишкового тракту, статевої системи, ураження перебігу вагітності</text:p>
          </table:table-cell>
          <table:table-cell table:style-name="Таблиця1.A3" office:value-type="string">
            <text:p text:style-name="P13">1</text:p>
          </table:table-cell>
          <table:table-cell table:style-name="Таблиця1.D3" office:value-type="string">
            <text:p text:style-name="P41">0,01</text:p>
          </table:table-cell>
        </table:table-row>
        <table:table-row table:style-name="Таблиця1.9">
          <table:table-cell table:style-name="Таблиця1.A3" office:value-type="string">
            <text:p text:style-name="P40">Сурма</text:p>
          </table:table-cell>
          <table:table-cell table:style-name="Таблиця1.A3" office:value-type="string">
            <text:p text:style-name="P40">Ураження дихальних шляхів, травного тракту, нервової системи, серце­вого м'язу</text:p>
          </table:table-cell>
          <table:table-cell table:style-name="Таблиця1.A3" office:value-type="string">
            <text:p text:style-name="P13">2</text:p>
          </table:table-cell>
          <table:table-cell table:style-name="Таблиця1.D3" office:value-type="string">
            <text:p text:style-name="P41">0,50</text:p>
          </table:table-cell>
        </table:table-row>
        <table:table-row table:style-name="Таблиця1.10">
          <table:table-cell table:style-name="Таблиця1.A3" office:value-type="string">
            <text:p text:style-name="P40">Титан</text:p>
          </table:table-cell>
          <table:table-cell table:style-name="Таблиця1.A3" office:value-type="string">
            <text:p text:style-name="P40">Астмоїдні бронхіти, емфізема, фіброз легенів. </text:p>
          </table:table-cell>
          <table:table-cell table:style-name="Таблиця1.A3" office:value-type="string">
            <text:p text:style-name="P13">3</text:p>
          </table:table-cell>
          <table:table-cell table:style-name="Таблиця1.D3" office:value-type="string">
            <text:p text:style-name="P41">10,0</text:p>
          </table:table-cell>
        </table:table-row>
        <table:table-row table:style-name="Таблиця1.11">
          <table:table-cell table:style-name="Таблиця1.A11" office:value-type="string">
            <text:p text:style-name="P40">Цинк</text:p>
          </table:table-cell>
          <table:table-cell table:style-name="Таблиця1.A11" office:value-type="string">
            <text:p text:style-name="P40">Ураження дихальної та травної систем, нирок, серця</text:p>
          </table:table-cell>
          <table:table-cell table:style-name="Таблиця1.A11" office:value-type="string">
            <text:p text:style-name="P13">2</text:p>
          </table:table-cell>
          <table:table-cell table:style-name="Таблиця1.D11" office:value-type="string">
            <text:p text:style-name="P41">0,50</text:p>
          </table:table-cell>
        </table:table-row>
      </table:table>
      <text:p text:style-name="P14"/>
      <text:p text:style-name="P13">Враховуючи шкідливість вихідних компонентів, що входять до складу припою, флюсів та миючих середовищ, до приміщень та робочих дільниць, де виконується паяння, ставляться особливі вимоги.</text:p>
      <text:p text:style-name="P17"/>
      <text:p text:style-name="P7">Вимоги до вентиляції та опалення</text:p>
      <text:p text:style-name="P13">Експлуатація дільниць пайки, не обладнаних місцевою витяжною вентиляцією, забороняється. Вентиляційні установки повинні вмикатися до початку робіт і вимикатися після їх закінчення. Робота вентиляційних установок повинна контролюватися за допомогою спеціальної сигналізації (світлової, звукової).</text:p>
      <text:p text:style-name="P13">Конструкція місцевих відсмоктувачів і зона розташування всмоктуючої частини повітроприймача вибирається залежно від габаритних розмірів і форми виробів. У зоні паяння швидкість направленого потоку, що утворюється місцевими відсмоктувачами, повинна на 0,2 м/с перевищувати рухомість повітря в зоні пайки, але бути не менше 0,5 м/с. На дільницях, де допускається природне провітрювання, швидкість повітря в зоні пайки, що утворюється місцевими повітроприймачами, повинна бути не менше 0,6 м/с. <text:soft-page-break/>Електропаяльники у робочому стані повинні знаходитися у зоні дії витяжної вентиляції. Повітря на дільниці паяння слід подавати повітря розосереджено у верхню зону приміщення через плафони, перфоровані або щілинні стелі, перфо­ровані повітропроводи, панелі та ін. Швидкість руху повітря в робочій зоні радіомонтажника повинна бути не більша 0,3 м/с.</text:p>
      <text:p text:style-name="P16">Приміщення, в яких містяться дільниці паяння, обладнуються відокремленою припливно-витяжною вентиляцією. Приплив повітря повинен складати 95% обсягу витяжки. Недостатні 5% припливного повітря надходять із суміжних, більш чистих приміщень. Рециркуляція повітря у приміщенні паяння не допускається. Утворені повітрообміни слід перевіряти на забезпечення в приміщеннях необхідних метеорологічних умов за ГОСТ 12.1.005-88.</text:p>
      <text:p text:style-name="P23"/>
      <text:p text:style-name="P26"><text:span text:style-name="Код_20_HTML"><text:span text:style-name="T3">Висновки до розділу охорони праці</text:span></text:span></text:p>
      <text:p text:style-name="P25"><text:span text:style-name="Код_20_HTML"><text:span text:style-name="T4"><text:tab/>З урахування необхідності роботи над друкованими платами, необхідно дотримуватись чітких інструкцій по виконанню монтажних робіт та виконання рекомендаційних норм, з урахуванням тривалості роботи над друкованою платою і проведенням переривів під час роботи. Етап монтування та пайки є найбільш впливовий на організм людини, оскільки рівень небезпеки є підвищеним у порівнянні з рівнем ризику роботи з ПК. Не слід забувати про технічний стан приміщень, а саме вентиляційного забезпечення і освітлення. Слід користуватись допоміжними тримачами при роботі із паяльною станцією чи паяльником.</text:span></text:span></text:p>
      <text:p text:style-name="P23"/>
      <text:p text:style-name="P26"><text:span text:style-name="Код_20_HTML"><text:span text:style-name="T3">Список використаної літератури:</text:span></text:span></text:p>
      <text:p text:style-name="P24"><text:span text:style-name="T14"><text:tab/></text:span><text:span text:style-name="T15">1. </text:span><text:span text:style-name="T11">Жидецький В.Ц. Основи охорони праці. Підручник. – Вид. –3-е, перераб. і доп. – Львів: УАД, 2006. – 336 с.</text:span></text:p>
      <text:p text:style-name="P29"><text:span text:style-name="T30"><text:tab/>2. </text:span>Охорона праці / [З.М.Яремко,С.В.Тимошук,О.І.Третяк Р.М.Ковтун]; заред. З.М.Яремка. —Львів:Видавничий центр ЛНУ імені Івана Франка, 2010. — 310с.</text:p>
      <text:p text:style-name="P32"><text:span text:style-name="T30"><text:tab/></text:span>3. Протоєрейський О.С. Охоронапраці в галузі: навч. Посіб. / О. С. <text:soft-page-break/>Протоєрейський, О. І. Запорожець—К.:Книжкове вид-во НАУ, 2005. — 268с</text:p>
      <text:p text:style-name="P33"/>
      <text:p text:style-name="P27"><text:span text:style-name="Код_20_HTML"><text:span text:style-name="T3">Список використаних інформаційних джерел:</text:span></text:span></text:p>
      <text:p text:style-name="P37"><text:span text:style-name="Код_20_HTML"><text:span text:style-name="T4"><text:tab/>1. </text:span></text:span><text:a xlink:type="simple" xlink:href="http://techtrend.com.ua/index.php?newsid=13483" text:style-name="Internet_20_link" text:visited-style-name="Visited_20_Internet_20_Link"><text:span text:style-name="Код_20_HTML">http://techtrend.com.ua/index.php?newsid=13483</text:span></text:a><text:span text:style-name="Код_20_HTML"><text:span text:style-name="T4"> </text:span></text:span><text:span text:style-name="Код_20_HTML"><text:span text:style-name="T16">- </text:span></text:span><text:a xlink:type="simple" xlink:href="http://techtrend.com.ua/index.php?newsid=13483" text:style-name="Internet_20_link" text:visited-style-name="Visited_20_Internet_20_Link"><text:span text:style-name="T5">Забезпечення - техніка – безпека</text:span></text:a></text:p>
      <text:p text:style-name="P38"><text:span text:style-name="T6"><text:tab/>2. </text:span><text:a xlink:type="simple" xlink:href="http://www.ukrainereferat.org/uaref-3713-4.html" text:style-name="Internet_20_link" text:visited-style-name="Visited_20_Internet_20_Link">http://www.ukrainereferat.org/uaref-3713-4.html</text:a><text:span text:style-name="T7"> - </text:span><text:span text:style-name="T16">Технологія складання і монтажу печатних плат</text:span></text:p>
      <text:p text:style-name="P38"><text:span text:style-name="T6"><text:tab/>3. </text:span><text:a xlink:type="simple" xlink:href="http://knowledge.allbest.ru/life/d-c0a65625b3ad68a5c53a88521316d27.html" text:style-name="Internet_20_link" text:visited-style-name="Visited_20_Internet_20_Link">http://knowledge.allbest.ru/life/d-c0a65625b3ad68a5c53a88521316d27.html</text:a><text:span text:style-name="T6"> - </text:span>Робоче місце оператора Е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_20_Normal" style:display-name=" Normal" style:family="paragraph" style:default-outline-level="">
      <style:paragraph-properties fo:text-align="start" style:justify-single-word="false" fo:orphans="2" fo:widows="2" style:writing-mode="lr-tb"/>
      <style:text-properties style:font-name="Courier New CYR" fo:font-family="'Courier New CYR'" style:font-family-generic="roman" style:font-pitch="variable" fo:font-size="12pt" style:font-name-asian="Symbol1" style:font-family-asian="Symbol" style:font-family-generic-asian="system" style:font-pitch-asian="variable" style:font-size-asian="12pt"/>
    </style:style>
    <style:style style:name="Table_20_Contents" style:display-name="Table Contents" style:family="paragraph" style:parent-style-name="Standard" style:class="extra"/>
    <style:style style:name="Шрифт_20_абзацу_20_за_20_промовчанням" style:display-name="Шрифт абзацу за промовчанням" style:family="text"/>
    <style:style style:name="Код_20_HTML" style:display-name="Код HTML" style:family="text" style:parent-style-name="Шрифт_20_абзацу_20_за_20_промовчанням">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WW8Num17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635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fo:text-indent="-0.635cm" fo:margin-left="2.90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71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52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0:17:31.230000000</meta:creation-date>
    <dc:date>2015-06-03T09:07:27.096000000</dc:date>
    <meta:editing-duration>PT58M18S</meta:editing-duration>
    <meta:editing-cycles>8</meta:editing-cycles>
    <meta:generator>LibreOffice/4.3.3.2$Windows_x86 LibreOffice_project/9bb7eadab57b6755b1265afa86e04bf45fbfc644</meta:generator>
    <meta:document-statistic meta:table-count="4" meta:image-count="0" meta:object-count="0" meta:page-count="20" meta:paragraph-count="227" meta:word-count="4468" meta:character-count="34234" meta:non-whitespace-character-count="29916"/>
  </office:meta>
</office:document-meta>
</file>